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073C00000295BBB05838.svm"/>
  <manifest:file-entry manifest:media-type="" manifest:full-path="Pictures/200000070000073C00000295070D45D0.svm"/>
  <manifest:file-entry manifest:media-type="" manifest:full-path="Pictures/20000007000009EC000002619B9A63F7.svm"/>
  <manifest:file-entry manifest:media-type="" manifest:full-path="Pictures/20000007000035A500002B4F14D04AA9.svm"/>
  <manifest:file-entry manifest:media-type="image/gif" manifest:full-path="Pictures/10000200000000100000000E0D4E38E3.gif"/>
  <manifest:file-entry manifest:media-type="" manifest:full-path="Pictures/20000007000004C2000002CB95C5A239.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宋体1" svg:font-family="宋体" style:font-family-generic="roman"/>
    <style:font-face style:name="Arial2" svg:font-family="Arial" style:font-family-generic="script"/>
    <style:font-face style:name="Albany3" svg:font-family="Albany" style:font-family-generic="swiss"/>
    <style:font-face style:name="Arial4" svg:font-family="Arial" style:font-family-generic="swiss"/>
    <style:font-face style:name="宋体2" svg:font-family="宋体" style:font-family-generic="swiss"/>
    <style:font-face style:name="Courier New2" svg:font-family="'Courier New'" style:font-family-generic="modern" style:font-pitch="fixed"/>
    <style:font-face style:name="Courier New" svg:font-family="'Courier New'" style:font-adornments="Kursiv"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3" svg:font-family="Arial"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宋体" svg:font-family="宋体, SimSun" style:font-pitch="variable"/>
    <style:font-face style:name="Arial"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6.96cm" fo:margin-left="0cm" fo:margin-right="0.039cm" table:align="margins"/>
    </style:style>
    <style:style style:name="Table1.A" style:family="table-column">
      <style:table-column-properties style:column-width="2.586cm" style:rel-column-width="9989*"/>
    </style:style>
    <style:style style:name="Table1.B" style:family="table-column">
      <style:table-column-properties style:column-width="14.374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6.977cm" fo:margin-left="0.014cm" fo:margin-right="0.007cm" table:align="margins"/>
    </style:style>
    <style:style style:name="Table3.A" style:family="table-column">
      <style:table-column-properties style:column-width="5.147cm" style:rel-column-width="19868*"/>
    </style:style>
    <style:style style:name="Table3.B" style:family="table-column">
      <style:table-column-properties style:column-width="5.253cm" style:rel-column-width="20276*"/>
    </style:style>
    <style:style style:name="Table3.C" style:family="table-column">
      <style:table-column-properties style:column-width="6.578cm" style:rel-column-width="25391*"/>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background-color="#bdbec0" fo:padding="0.097cm" fo:border="none">
        <style:background-image/>
      </style:table-cell-properties>
    </style:style>
    <style:style style:name="Table2.A2" style:family="table-cell">
      <style:table-cell-properties fo:padding="0.097cm" fo:border-left="0.002cm solid #bdbec0" fo:border-right="none" fo:border-top="0.002cm solid #bdbec0" fo:border-bottom="0.002cm solid #bdbec0"/>
    </style:style>
    <style:style style:name="Table2.B2" style:family="table-cell">
      <style:table-cell-properties fo:padding="0.097cm" fo:border="0.002cm solid #bdbec0"/>
    </style:style>
    <style:style style:name="Glossary" style:family="table">
      <style:table-properties style:width="16.999cm" table:align="margins"/>
    </style:style>
    <style:style style:name="Glossary.A" style:family="table-column">
      <style:table-column-properties style:column-width="8.498cm" style:rel-column-width="32767*"/>
    </style:style>
    <style:style style:name="Glossary.B" style:family="table-column">
      <style:table-column-properties style:column-width="8.5cm" style:rel-column-width="32768*"/>
    </style:style>
    <style:style style:name="Glossary.A1" style:family="table-cell">
      <style:table-cell-properties fo:background-color="#bdbec0" fo:padding="0.097cm" fo:border="none">
        <style:background-image/>
      </style:table-cell-properties>
    </style:style>
    <style:style style:name="Glossary.A2" style:family="table-cell">
      <style:table-cell-properties fo:padding="0.097cm" fo:border-left="0.002cm solid #bdbec0" fo:border-right="none" fo:border-top="0.002cm solid #bdbec0" fo:border-bottom="0.002cm solid #bdbec0"/>
    </style:style>
    <style:style style:name="Glossary.B2" style:family="table-cell">
      <style:table-cell-properties fo:padding="0.097cm" fo:border="0.002cm solid #bdbec0"/>
    </style:style>
    <style:style style:name="Glossary.A3" style:family="table-cell">
      <style:table-cell-properties fo:padding="0.097cm" fo:border-left="0.002cm solid #bdbec0" fo:border-right="none" fo:border-top="none" fo:border-bottom="0.002cm solid #bdbec0"/>
    </style:style>
    <style:style style:name="Glossary.B3" style:family="table-cell">
      <style:table-cell-properties fo:padding="0.097cm" fo:border-left="0.002cm solid #bdbec0" fo:border-right="0.002cm solid #bdbec0" fo:border-top="none" fo:border-bottom="0.002cm solid #bdbec0"/>
    </style:style>
    <style:style style:name="Table11" style:family="table">
      <style:table-properties style:width="17.006cm" fo:margin-left="0cm" fo:margin-right="-0.007cm" table:align="margins"/>
    </style:style>
    <style:style style:name="Table11.A" style:family="table-column">
      <style:table-column-properties style:column-width="0.873cm" style:rel-column-width="3364*"/>
    </style:style>
    <style:style style:name="Table11.B" style:family="table-column">
      <style:table-column-properties style:column-width="2.933cm" style:rel-column-width="11304*"/>
    </style:style>
    <style:style style:name="Table11.C" style:family="table-column">
      <style:table-column-properties style:column-width="8.729cm" style:rel-column-width="33640*"/>
    </style:style>
    <style:style style:name="Table11.D" style:family="table-column">
      <style:table-column-properties style:column-width="4.47cm" style:rel-column-width="17227*"/>
    </style:style>
    <style:style style:name="Table11.1" style:family="table-row">
      <style:table-row-properties style:keep-together="false" fo:keep-together="always"/>
    </style:style>
    <style:style style:name="Table11.A1" style:family="table-cell">
      <style:table-cell-properties fo:background-color="#707277" fo:padding="0.097cm" fo:border="none">
        <style:background-image/>
      </style:table-cell-properties>
    </style:style>
    <style:style style:name="Table11.A2" style:family="table-cell">
      <style:table-cell-properties fo:padding="0.097cm" fo:border-left="0.002cm solid #707277" fo:border-right="none" fo:border-top="none" fo:border-bottom="0.002cm solid #5382a1"/>
    </style:style>
    <style:style style:name="Table11.C2.1" style:family="table-column">
      <style:table-column-properties style:column-width="8.731cm" style:rel-column-width="33646*"/>
    </style:style>
    <style:style style:name="Table11.C2.2" style:family="table-column">
      <style:table-column-properties style:column-width="4.468cm" style:rel-column-width="17221*"/>
    </style:style>
    <style:style style:name="Table11.C2.1.1" style:family="table-cell">
      <style:table-cell-properties fo:padding="0.097cm" fo:border-left="0.002cm solid #707277" fo:border-right="none" fo:border-top="none" fo:border-bottom="0.002cm solid #707277"/>
    </style:style>
    <style:style style:name="Table11.C2.2.1" style:family="table-cell">
      <style:table-cell-properties fo:padding="0.097cm" fo:border-left="0.002cm solid #707277" fo:border-right="0.002cm solid #707277" fo:border-top="none" fo:border-bottom="0.002cm solid #707277"/>
    </style:style>
    <style:style style:name="Table11.A3" style:family="table-cell" style:data-style-name="N0">
      <style:table-cell-properties fo:padding="0.097cm" fo:border-left="0.002cm solid #5382a1" fo:border-right="none" fo:border-top="none" fo:border-bottom="0.002cm solid #5382a1"/>
    </style:style>
    <style:style style:name="Table11.B3" style:family="table-cell">
      <style:table-cell-properties fo:padding="0.097cm" fo:border-left="0.002cm solid #5382a1" fo:border-right="none" fo:border-top="none" fo:border-bottom="0.002cm solid #5382a1"/>
    </style:style>
    <style:style style:name="Table11.C3.2.1" style:family="table-cell">
      <style:table-cell-properties fo:padding="0.097cm" fo:border-left="0.002cm solid #5382a1" fo:border-right="0.002cm solid #5382a1" fo:border-top="none" fo:border-bottom="0.002cm solid #5382a1"/>
    </style:style>
    <style:style style:name="Table11.C4" style:family="table-cell">
      <style:table-cell-properties fo:padding="0.097cm" fo:border-left="0.002cm solid #5382a1" fo:border-right="none" fo:border-top="0.002cm solid #5382a1" fo:border-bottom="0.002cm solid #5382a1"/>
    </style:style>
    <style:style style:name="Table11.D4" style:family="table-cell">
      <style:table-cell-properties fo:padding="0.097cm" fo:border="0.002cm solid #5382a1"/>
    </style:style>
    <style:style style:name="Table4" style:family="table" style:master-page-name="">
      <style:table-properties style:width="16.51cm" style:page-number="0" table:align="left" style:writing-mode="lr-tb"/>
    </style:style>
    <style:style style:name="Table4.A" style:family="table-column">
      <style:table-column-properties style:column-width="1.016cm"/>
    </style:style>
    <style:style style:name="Table4.B" style:family="table-column">
      <style:table-column-properties style:column-width="9.991cm"/>
    </style:style>
    <style:style style:name="Table4.C" style:family="table-column">
      <style:table-column-properties style:column-width="5.503cm"/>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666666" fo:padding="0.097cm" fo:border="0.002cm solid #000000">
        <style:background-image/>
      </style:table-cell-properties>
    </style:style>
    <style:style style:name="Table4.A2" style:family="table-cell">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penIssues" style:family="table">
      <style:table-properties style:width="16.999cm" table:align="margins"/>
    </style:style>
    <style:style style:name="OpenIssues.A" style:family="table-column">
      <style:table-column-properties style:column-width="11.536cm" style:rel-column-width="44472*"/>
    </style:style>
    <style:style style:name="OpenIssues.B" style:family="table-column">
      <style:table-column-properties style:column-width="1.349cm" style:rel-column-width="5202*"/>
    </style:style>
    <style:style style:name="OpenIssues.C" style:family="table-column">
      <style:table-column-properties style:column-width="4.113cm" style:rel-column-width="15861*"/>
    </style:style>
    <style:style style:name="OpenIssues.A1" style:family="table-cell">
      <style:table-cell-properties fo:background-color="#bdbec0" fo:padding="0.097cm" fo:border="none">
        <style:background-image/>
      </style:table-cell-properties>
    </style:style>
    <style:style style:name="OpenIssues.A2" style:family="table-cell">
      <style:table-cell-properties fo:padding="0.097cm" fo:border-left="0.002cm solid #bdbec0" fo:border-right="none" fo:border-top="0.002cm solid #bdbec0" fo:border-bottom="0.002cm solid #bdbec0"/>
    </style:style>
    <style:style style:name="OpenIssues.C2" style:family="table-cell">
      <style:table-cell-properties fo:padding="0.097cm" fo:border="0.002cm solid #bdbec0"/>
    </style:style>
    <style:style style:name="OpenIssues.A3" style:family="table-cell">
      <style:table-cell-properties fo:padding="0.097cm" fo:border-left="0.002cm solid #bdbec0" fo:border-right="none" fo:border-top="none" fo:border-bottom="0.002cm solid #bdbec0"/>
    </style:style>
    <style:style style:name="OpenIssues.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language-asian="zh" style:country-asian="CN"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writing-mode="lr-tb"/>
      <style:text-properties style:language-asian="zh" style:country-asian="CN"/>
    </style:style>
    <style:style style:name="P5" style:family="paragraph" style:parent-style-name="Text_20_body">
      <style:paragraph-properties fo:padding="0cm" fo:border="none"/>
      <style:text-properties fo:color="#000000" style:font-name="Albany3" fo:font-size="10pt" style:font-name-asian="宋体1" style:font-size-asian="10pt" style:font-name-complex="宋体1" style:font-size-complex="10pt"/>
    </style:style>
    <style:style style:name="P6" style:family="paragraph" style:parent-style-name="Section">
      <style:paragraph-properties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style:font-name="Courier New2" style:language-asian="zh" style:country-asian="CN"/>
    </style:style>
    <style:style style:name="P10" style:family="paragraph" style:parent-style-name="Section">
      <style:paragraph-properties fo:text-align="center" style:justify-single-word="false" fo:padding="0cm" fo:border="none"/>
      <style:text-properties style:language-asian="zh" style:country-asian="CN"/>
    </style:style>
    <style:style style:name="P11" style:family="paragraph" style:parent-style-name="Standard">
      <style:paragraph-properties fo:padding="0cm" fo:border="none"/>
    </style:style>
    <style:style style:name="P12" style:family="paragraph" style:parent-style-name="Standard">
      <style:paragraph-properties fo:padding="0cm" fo:border="none"/>
      <style:text-properties style:language-asian="zh" style:country-asian="CN"/>
    </style:style>
    <style:style style:name="P13" style:family="paragraph" style:parent-style-name="Default_20_Text">
      <style:paragraph-properties fo:padding="0cm" fo:border="none"/>
      <style:text-properties fo:color="#000000" style:font-name="Arial2" fo:font-size="10pt" style:font-name-asian="Arial2" style:font-size-asian="10pt" style:font-name-complex="Arial2" style:font-size-complex="10pt"/>
    </style:style>
    <style:style style:name="P14" style:family="paragraph" style:parent-style-name="Table_20_Contents">
      <style:text-properties style:language-asian="zh" style:country-asian="CN"/>
    </style:style>
    <style:style style:name="P15" style:family="paragraph" style:parent-style-name="Table_20_Contents">
      <style:paragraph-properties fo:text-align="center" style:justify-single-word="false"/>
      <style:text-properties style:language-asian="zh" style:country-asian="CN"/>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ext_20_body">
      <style:text-properties style:font-name="Albany3"/>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Section">
      <style:paragraph-properties fo:margin-left="0cm" fo:margin-right="0cm" fo:text-indent="0cm" style:auto-text-indent="false" fo:padding="0cm" fo:border="none"/>
    </style:style>
    <style:style style:name="P2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Albany3"/>
    </style:style>
    <style:style style:name="P24"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Albany3" fo:font-size="10pt" style:font-name-asian="Arial4" style:font-size-asian="10pt" style:font-name-complex="Arial4" style:font-size-complex="10pt"/>
    </style:style>
    <style:style style:name="P25" style:family="paragraph" style:parent-style-name="Table_20_Contents">
      <style:paragraph-properties fo:margin-left="0cm" fo:margin-right="0cm" fo:margin-top="0cm" fo:margin-bottom="0.212cm" style:line-height-at-least="0.423cm" fo:orphans="0" fo:widows="0" fo:text-indent="0cm" style:auto-text-indent="false" text:number-lines="false" text:line-number="0" style:writing-mode="lr-tb"/>
      <style:text-properties fo:color="#000000" style:font-name="Albany3" fo:font-size="10pt" style:text-underline-style="none" style:font-name-asian="宋体1" style:font-size-asian="10pt" style:language-asian="zh" style:country-asian="CN" style:font-name-complex="宋体1" style:font-size-complex="10pt"/>
    </style:style>
    <style:style style:name="P26" style:family="paragraph" style:parent-style-name="Table_20_Contents">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font-name="Albany3"/>
    </style:style>
    <style:style style:name="P27" style:family="paragraph" style:parent-style-name="Standard">
      <style:paragraph-properties fo:margin-left="0cm" fo:margin-right="0cm" fo:margin-top="0cm" fo:margin-bottom="0.212cm" fo:line-height="100%" fo:text-indent="0cm" style:auto-text-indent="false" style:text-autospace="none" style:writing-mode="lr-tb"/>
      <style:text-properties fo:color="#000000" style:font-name="Albany3"/>
    </style:style>
    <style:style style:name="P28" style:family="paragraph" style:parent-style-name="Text_20_Body_20_Single">
      <style:paragraph-properties fo:margin-left="0cm" fo:margin-right="0cm" fo:text-indent="0cm" style:auto-text-indent="false"/>
      <style:text-properties style:font-name="Courier New2" style:language-asian="zh" style:country-asian="CN"/>
    </style:style>
    <style:style style:name="P29" style:family="paragraph" style:parent-style-name="Standard">
      <style:paragraph-properties fo:margin-left="0cm" fo:margin-right="0cm" fo:text-indent="0cm" style:auto-text-indent="false"/>
      <style:text-properties fo:color="#000000" style:font-name="Albany3"/>
    </style:style>
    <style:style style:name="P30" style:family="paragraph" style:parent-style-name="Standard">
      <style:paragraph-properties fo:margin-left="0cm" fo:margin-right="0cm" fo:text-indent="0cm" style:auto-text-indent="false"/>
      <style:text-properties fo:color="#000000" style:font-name="Albany3" fo:font-size="10pt" fo:language="en" fo:country="US" style:font-name-asian="Arial4" style:font-size-asian="10pt" style:font-name-complex="Arial4" style:font-size-complex="10pt" style:language-complex="ar" style:country-complex="SA"/>
    </style:style>
    <style:style style:name="P31" style:family="paragraph" style:parent-style-name="Table_20_Contents">
      <style:paragraph-properties fo:margin-left="0cm" fo:margin-right="0cm" fo:text-indent="0cm" style:auto-text-indent="false"/>
    </style:style>
    <style:style style:name="P32" style:family="paragraph" style:parent-style-name="Table_20_Contents">
      <style:paragraph-properties fo:margin-left="0cm" fo:margin-right="0cm" fo:text-indent="0cm" style:auto-text-indent="false"/>
      <style:text-properties style:font-name="Albany3"/>
    </style:style>
    <style:style style:name="P33" style:family="paragraph" style:parent-style-name="Table_20_Contents">
      <style:paragraph-properties fo:margin-left="0cm" fo:margin-right="0cm" fo:text-indent="0cm" style:auto-text-indent="false"/>
      <style:text-properties style:font-name="Albany3" style:language-asian="zh" style:country-asian="CN"/>
    </style:style>
    <style:style style:name="P34" style:family="paragraph" style:parent-style-name="Table_20_Contents">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35" style:family="paragraph" style:parent-style-name="Table_20_Contents">
      <style:paragraph-properties fo:margin-left="0cm" fo:margin-right="0cm" fo:text-indent="0cm" style:auto-text-indent="false"/>
      <style:text-properties style:use-window-font-color="true" style:font-name="Times New Roman" fo:font-size="10pt" fo:language="en" fo:country="US" style:font-name-asian="宋体" style:font-size-asian="10pt" style:font-name-complex="Times New Roman" style:font-size-complex="10pt" style:language-complex="ar" style:country-complex="SA"/>
    </style:style>
    <style:style style:name="P36" style:family="paragraph" style:parent-style-name="Table_20_Contents">
      <style:paragraph-properties fo:margin-left="0cm" fo:margin-right="0cm" fo:text-indent="0cm" style:auto-text-indent="false"/>
      <style:text-properties fo:color="#000000" style:font-name="Albany3" fo:font-size="10pt" fo:language="en" fo:country="US" style:font-name-asian="宋体" style:font-size-asian="10pt" style:font-name-complex="Times New Roman" style:font-size-complex="10pt" style:language-complex="ar" style:country-complex="SA"/>
    </style:style>
    <style:style style:name="P37" style:family="paragraph" style:parent-style-name="Table_20_Contents">
      <style:paragraph-properties fo:margin-left="0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38" style:family="paragraph" style:parent-style-name="Table_20_Contents">
      <style:paragraph-properties fo:margin-left="0cm" fo:margin-right="0cm" fo:text-align="center" style:justify-single-word="false" fo:text-indent="0cm" style:auto-text-indent="false"/>
    </style:style>
    <style:style style:name="P39" style:family="paragraph" style:parent-style-name="Table_20_Contents">
      <style:paragraph-properties fo:margin-left="0cm" fo:margin-right="0cm" fo:text-indent="0cm" style:auto-text-indent="false"/>
      <style:text-properties style:language-asian="zh" style:country-asian="CN"/>
    </style:style>
    <style:style style:name="P40" style:family="paragraph" style:parent-style-name="Table_20_Contents">
      <style:paragraph-properties fo:margin-left="0cm" fo:margin-right="0cm" fo:text-align="center" style:justify-single-word="false" fo:text-indent="0cm" style:auto-text-indent="false"/>
      <style:text-properties style:language-asian="zh" style:country-asian="CN"/>
    </style:style>
    <style:style style:name="P41" style:family="paragraph" style:parent-style-name="Default_20_Text">
      <style:paragraph-properties fo:margin-left="0cm" fo:margin-right="0cm" fo:text-indent="0cm" style:auto-text-indent="false"/>
      <style:text-properties fo:color="#000000" style:font-name="Albany3"/>
    </style:style>
    <style:style style:name="P42" style:family="paragraph" style:parent-style-name="Standard">
      <style:text-properties fo:font-weight="normal" style:font-weight-asian="normal" style:font-weight-complex="normal"/>
    </style:style>
    <style:style style:name="P43" style:family="paragraph" style:parent-style-name="Standard">
      <style:paragraph-properties fo:text-align="center" style:justify-single-word="false"/>
    </style:style>
    <style:style style:name="P44" style:family="paragraph" style:parent-style-name="Standard">
      <style:paragraph-properties fo:text-align="start" style:justify-single-word="false"/>
      <style:text-properties style:font-name="Albany" fo:font-size="18pt" fo:font-weight="bold" style:font-size-asian="18pt" style:language-asian="zh" style:country-asian="CN" style:font-weight-asian="bold" style:font-size-complex="18pt" style:font-weight-complex="bold"/>
    </style:style>
    <style:style style:name="P45" style:family="paragraph" style:parent-style-name="Standard">
      <style:paragraph-properties fo:text-align="start" style:justify-single-word="false"/>
      <style:text-properties style:font-name="Albany" fo:font-size="12pt" fo:font-weight="bold" style:font-size-asian="12pt" style:language-asian="zh" style:country-asian="CN" style:font-weight-asian="bold" style:font-size-complex="12pt" style:font-weight-complex="bold"/>
    </style:style>
    <style:style style:name="P4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Table_20_Heading">
      <style:paragraph-properties fo:text-align="start" style:justify-single-word="false"/>
    </style:style>
    <style:style style:name="P48" style:family="paragraph" style:parent-style-name="Table_20_Heading">
      <style:paragraph-properties fo:text-align="start" style:justify-single-word="false"/>
      <style:text-properties fo:background-color="transparent"/>
    </style:style>
    <style:style style:name="P49" style:family="paragraph" style:parent-style-name="Standard">
      <style:paragraph-properties fo:break-before="page"/>
    </style:style>
    <style:style style:name="P50" style:family="paragraph" style:parent-style-name="Section_20_Heading">
      <style:paragraph-properties fo:break-before="page"/>
    </style:style>
    <style:style style:name="P51" style:family="paragraph" style:parent-style-name="Heading_20_10">
      <style:text-properties fo:font-weight="normal" style:font-weight-asian="normal" style:font-weight-complex="normal"/>
    </style:style>
    <style:style style:name="P52" style:family="paragraph" style:parent-style-name="Heading_20_10">
      <style:text-properties style:font-name="Courier New2" fo:font-size="10pt" style:font-size-asian="10pt" style:language-asian="zh" style:country-asian="CN" style:font-size-complex="10pt"/>
    </style:style>
    <style:style style:name="P53" style:family="paragraph" style:parent-style-name="Table_20_Contents">
      <style:paragraph-properties style:writing-mode="lr-tb"/>
    </style:style>
    <style:style style:name="P54" style:family="paragraph" style:parent-style-name="Default_20_Text">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background-color="transparent">
        <style:background-image/>
      </style:paragraph-properties>
      <style:text-properties fo:background-color="transparent"/>
    </style:style>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9" style:family="paragraph" style:parent-style-name="Text_20_body" style:list-style-name="L11">
      <style:paragraph-properties fo:padding="0cm" fo:border="none"/>
      <style:text-properties fo:color="#000000" style:font-name="Albany3" fo:font-size="10pt" style:font-name-asian="宋体1" style:font-size-asian="10pt" style:language-asian="zh" style:country-asian="CN" style:font-name-complex="宋体1" style:font-size-complex="10pt"/>
    </style:style>
    <style:style style:name="P60" style:family="paragraph" style:parent-style-name="Heading_20_1" style:master-page-name="">
      <style:paragraph-properties fo:keep-together="always" style:page-number="auto" fo:break-before="page"/>
      <style:text-properties style:language-asian="zh" style:country-asian="CN"/>
    </style:style>
    <style:style style:name="P61" style:family="paragraph" style:parent-style-name="Heading_20_2">
      <style:paragraph-properties fo:padding="0cm" fo:border="none"/>
    </style:style>
    <style:style style:name="P62" style:family="paragraph" style:parent-style-name="Heading_20_2" style:master-page-name="">
      <style:paragraph-properties style:page-number="auto" fo:padding="0cm" fo:border="none" fo:keep-with-next="always"/>
    </style:style>
    <style:style style:name="P63" style:family="paragraph" style:parent-style-name="Table_20_Contents" style:list-style-name="L3"/>
    <style:style style:name="P64" style:family="paragraph" style:parent-style-name="Table_20_Contents" style:list-style-name="L12"/>
    <style:style style:name="P65" style:family="paragraph" style:parent-style-name="Table_20_Contents" style:list-style-name="L12">
      <style:text-properties style:language-asian="zh" style:country-asian="CN"/>
    </style:style>
    <style:style style:name="P66" style:family="paragraph" style:parent-style-name="Table_20_Contents" style:list-style-name="L13"/>
    <style:style style:name="P67" style:family="paragraph" style:parent-style-name="Table_20_Contents" style:list-style-name="L2">
      <style:paragraph-properties fo:margin-left="0cm" fo:margin-right="0cm" fo:text-indent="0cm" style:auto-text-indent="false"/>
      <style:text-properties style:font-name="Albany3"/>
    </style:style>
    <style:style style:name="P68" style:family="paragraph" style:parent-style-name="Table_20_Contents" style:list-style-name="L3">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69" style:family="paragraph" style:parent-style-name="Table_20_Contents" style:list-style-name="L4">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0" style:family="paragraph" style:parent-style-name="Table_20_Contents" style:list-style-name="L5">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1" style:family="paragraph" style:parent-style-name="Table_20_Contents" style:list-style-name="L6">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2" style:family="paragraph" style:parent-style-name="Table_20_Contents" style:list-style-name="L7">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3" style:family="paragraph" style:parent-style-name="Table_20_Contents" style:list-style-name="L8">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4" style:family="paragraph" style:parent-style-name="Table_20_Contents" style:list-style-name="L9">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5" style:family="paragraph" style:parent-style-name="Table_20_Contents" style:list-style-name="L10">
      <style:paragraph-properties fo:margin-left="0cm" fo:margin-right="0cm" fo:text-indent="0cm" style:auto-text-indent="false"/>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6" style:family="paragraph" style:parent-style-name="Table_20_Contents" style:list-style-name="L2">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font-name="Albany3"/>
    </style:style>
    <style:style style:name="P77" style:family="paragraph" style:parent-style-name="Table_20_Contents" style:list-style-name="L3">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8" style:family="paragraph" style:parent-style-name="Table_20_Contents" style:list-style-name="L4">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79" style:family="paragraph" style:parent-style-name="Table_20_Contents" style:list-style-name="L5">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80" style:family="paragraph" style:parent-style-name="Table_20_Contents" style:list-style-name="L8">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81" style:family="paragraph" style:parent-style-name="Table_20_Contents" style:list-style-name="L9">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82" style:family="paragraph" style:parent-style-name="Table_20_Contents" style:list-style-name="L10">
      <style:paragraph-properties fo:margin-left="0cm" fo:margin-right="0cm" fo:margin-top="0cm" fo:margin-bottom="0.212cm" style:line-height-at-least="0.423cm" fo:keep-together="always" fo:orphans="0" fo:widows="0" fo:text-indent="0cm" style:auto-text-indent="false" text:number-lines="false" text:line-number="0" style:writing-mode="lr-tb"/>
      <style:text-properties style:use-window-font-color="true" style:font-name="Albany3" fo:font-size="10pt" fo:language="en" fo:country="US" style:font-name-asian="宋体" style:font-size-asian="10pt" style:font-name-complex="Times New Roman" style:font-size-complex="10pt" style:language-complex="ar" style:country-complex="SA"/>
    </style:style>
    <style:style style:name="P83" style:family="paragraph" style:parent-style-name="Table_20_Contents" style:list-style-name="L2">
      <style:paragraph-properties fo:margin-top="0cm" fo:margin-bottom="0.212cm" style:line-height-at-least="0.423cm" fo:keep-together="always" fo:orphans="0" fo:widows="0" style:writing-mode="lr-tb"/>
      <style:text-properties style:text-underline-style="none"/>
    </style:style>
    <style:style style:name="P84" style:family="paragraph" style:parent-style-name="Table_20_Contents" style:list-style-name="L2">
      <style:paragraph-properties fo:margin-top="0cm" fo:margin-bottom="0.212cm" style:line-height-at-least="0.423cm" fo:keep-together="always" fo:orphans="0" fo:widows="0" style:writing-mode="lr-tb"/>
      <style:text-properties style:font-name="Albany1" fo:font-size="10pt" style:text-underline-style="none" style:font-name-asian="宋体2" style:font-name-complex="宋体2"/>
    </style:style>
    <style:style style:name="P85" style:family="paragraph" style:parent-style-name="Default_20_Text" style:list-style-name="L1">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Arial2" fo:font-size="10pt" style:font-name-asian="Arial2" style:font-size-asian="10pt" style:font-name-complex="Arial2" style:font-size-complex="10pt"/>
    </style:style>
    <style:style style:name="P86" style:family="paragraph" style:parent-style-name="Default_20_Text" style:list-style-name="L1">
      <style:paragraph-properties fo:margin-left="0cm" fo:margin-right="0cm" fo:margin-top="0cm" fo:margin-bottom="0cm" fo:line-height="100%" fo:text-align="start" style:justify-single-word="false" fo:text-indent="0cm" style:auto-text-indent="false" style:text-autospace="none" style:writing-mode="lr-tb"/>
    </style:style>
    <style:style style:name="P87" style:family="paragraph">
      <style:paragraph-properties fo:text-align="center"/>
    </style:style>
    <style:style style:name="P88" style:family="paragraph">
      <style:paragraph-properties fo:text-align="start"/>
    </style:style>
    <style:style style:name="P89" style:family="paragraph">
      <style:paragraph-properties fo:text-align="start"/>
      <style:text-properties fo:font-size="10pt"/>
    </style:style>
    <style:style style:name="T1" style:family="text">
      <style:text-properties fo:font-size="8pt" style:font-size-asian="8pt" style:language-asian="zh" style:country-asian="CN"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style:font-size-asian="8pt" style:language-asian="zh" style:country-asian="CN" style:font-weight-asian="normal" style:font-size-complex="8pt" style:font-weight-complex="normal"/>
    </style:style>
    <style:style style:name="T5" style:family="text">
      <style:text-properties fo:color="#000000" fo:font-size="10pt" style:font-name-asian="宋体1" style:font-size-asian="10pt" style:font-name-complex="宋体1" style:font-size-complex="10pt"/>
    </style:style>
    <style:style style:name="T6" style:family="text">
      <style:text-properties fo:color="#000000" fo:font-size="10pt" fo:language="en" fo:country="US" fo:font-style="normal" fo:font-weight="bold" style:font-name-asian="Arial4" style:font-size-asian="10pt" style:font-style-asian="normal" style:font-weight-asian="bold" style:font-name-complex="Arial4" style:font-size-complex="10pt" style:language-complex="ar" style:country-complex="SA" style:font-style-complex="normal" style:font-weight-complex="bold"/>
    </style:style>
    <style:style style:name="T7" style:family="text">
      <style:text-properties fo:color="#000000" fo:font-size="10pt" fo:language="en" fo:country="US" fo:font-style="normal" fo:font-weight="normal" style:font-name-asian="Arial4" style:font-size-asian="10pt" style:font-style-asian="normal" style:font-weight-asian="normal" style:font-name-complex="Arial4" style:font-size-complex="10pt" style:language-complex="ar" style:country-complex="SA" style:font-style-complex="normal" style:font-weight-complex="normal"/>
    </style:style>
    <style:style style:name="T8" style:family="text">
      <style:text-properties fo:color="#000000" fo:font-size="10pt" fo:language="en" fo:country="US" fo:font-style="italic" fo:font-weight="normal" style:font-name-asian="Arial4" style:font-size-asian="10pt" style:font-style-asian="italic" style:font-weight-asian="normal" style:font-name-complex="Arial4" style:font-size-complex="10pt" style:language-complex="ar" style:country-complex="SA" style:font-style-complex="italic" style:font-weight-complex="normal"/>
    </style:style>
    <style:style style:name="T9" style:family="text">
      <style:text-properties fo:color="#000000" style:font-name="Arial2" fo:font-size="10pt" style:font-name-asian="Arial2" style:font-size-asian="10pt" style:font-name-complex="Arial2" style:font-size-complex="10pt"/>
    </style:style>
    <style:style style:name="T10" style:family="text">
      <style:text-properties fo:color="#000000" style:font-name="Albany3" fo:font-size="10pt" fo:language="en" fo:country="US" fo:font-style="italic" fo:font-weight="normal" style:font-name-asian="Arial4" style:font-size-asian="10pt" style:font-style-asian="italic" style:font-weight-asian="normal" style:font-name-complex="Arial4" style:font-size-complex="10pt" style:language-complex="ar" style:country-complex="SA" style:font-style-complex="italic" style:font-weight-complex="normal"/>
    </style:style>
    <style:style style:name="T11" style:family="text">
      <style:text-properties fo:color="#000000" style:font-name="Albany3" fo:font-size="10pt" fo:language="en" fo:country="US" fo:font-style="normal" fo:font-weight="normal" style:font-name-asian="Arial4" style:font-size-asian="10pt" style:font-style-asian="normal" style:font-weight-asian="normal" style:font-name-complex="Arial4" style:font-size-complex="10pt" style:language-complex="ar" style:country-complex="SA" style:font-style-complex="normal" style:font-weight-complex="normal"/>
    </style:style>
    <style:style style:name="T12" style:family="text">
      <style:text-properties fo:color="#000000" style:font-name="Albany" fo:font-size="10pt" style:font-name-asian="MS Mincho" style:font-size-asian="12pt" style:font-style-asian="normal" style:font-name-complex="Tahoma" style:font-size-complex="12pt" style:font-style-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language-asian="zh" style:country-asian="CN" style:font-style-asian="normal" style:font-style-complex="normal"/>
    </style:style>
    <style:style style:name="T18" style:family="text">
      <style:text-properties style:language-asian="zh" style:country-asian="CN"/>
    </style:style>
    <style:style style:name="T19" style:family="text">
      <style:text-properties style:language-asian="zh" style:country-asian="CN" style:font-style-asian="normal" style:font-style-complex="normal"/>
    </style:style>
    <style:style style:name="T20" style:family="text">
      <style:text-properties style:language-asian="zh" style:country-asian="CN" style:font-style-asian="italic" style:font-style-complex="italic"/>
    </style:style>
    <style:style style:name="T21" style:family="text">
      <style:text-properties fo:font-weight="bold" style:font-weight-asian="bold"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weight="normal" style:font-weight-asian="normal" style:font-weight-complex="normal"/>
    </style:style>
    <style:style style:name="T24"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Albany" fo:font-size="10pt" fo:font-weight="bold" style:font-size-asian="10pt" style:font-weight-asian="bold" style:font-size-complex="10pt" style:font-weight-complex="bold"/>
    </style:style>
    <style:style style:name="T26" style:family="text">
      <style:text-properties style:font-name="Albany" fo:font-size="10pt" fo:font-weight="normal" style:font-size-asian="10pt" style:font-weight-asian="normal" style:font-size-complex="10pt" style:font-weight-complex="normal"/>
    </style:style>
    <style:style style:name="T27" style:family="text">
      <style:text-properties style:font-name="Albany" style:font-name-asian="MS Mincho" style:font-size-asian="12pt" style:font-style-asian="normal" style:font-name-complex="Tahoma" style:font-size-complex="12pt" style:font-style-complex="normal"/>
    </style:style>
    <style:style style:name="T28" style:family="text">
      <style:text-properties style:font-name="Albany" fo:font-size="12pt" fo:font-style="normal" fo:font-weight="bold" style:letter-kerning="true" style:font-name-asian="MS Mincho" style:font-size-asian="14pt" style:font-style-asian="italic" style:font-weight-asian="bold" style:font-name-complex="Tahoma" style:font-size-complex="14pt" style:font-style-complex="italic" style:font-weight-complex="bold"/>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style:font-size-asian="12pt" style:language-asian="zh" style:country-asian="CN" style:font-weight-asian="bold" style:font-size-complex="12pt" style:font-weight-complex="bold"/>
    </style:style>
    <style:style style:name="T35" style:family="text">
      <style:text-properties fo:font-size="12pt" fo:font-style="normal" fo:font-weight="bold" style:font-size-asian="12pt" style:font-style-asian="normal" style:font-weight-asian="bold" style:font-size-complex="12pt" style:font-style-complex="normal" style:font-weight-complex="bold"/>
    </style:style>
    <style:style style:name="T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Albany3" fo:font-style="normal" style:font-style-asian="normal" style:font-style-complex="normal"/>
    </style:style>
    <style:style style:name="T38" style:family="text">
      <style:text-properties style:font-name="Albany3" fo:font-style="normal" style:language-asian="zh" style:country-asian="CN" style:font-style-asian="normal" style:font-style-complex="normal"/>
    </style:style>
    <style:style style:name="T39" style:family="text">
      <style:text-properties fo:font-size="10pt" fo:font-weight="normal" style:font-weight-asian="normal" style:font-weight-complex="normal"/>
    </style:style>
    <style:style style:name="T40" style:family="text">
      <style:text-properties fo:font-size="10pt" fo:language="en" fo:country="US" fo:font-style="normal" fo:font-weight="normal" style:font-name-asian="Arial4" style:font-size-asian="10pt" style:font-style-asian="normal" style:font-weight-asian="normal" style:font-name-complex="Arial4" style:font-size-complex="10pt" style:language-complex="ar" style:country-complex="SA" style:font-style-complex="normal" style:font-weight-complex="normal"/>
    </style:style>
    <style:style style:name="T41" style:family="text">
      <style:text-properties fo:font-size="10pt" fo:language="en" fo:country="US" fo:font-style="normal" fo:font-weight="bold" style:font-name-asian="Arial4" style:font-size-asian="10pt" style:font-style-asian="normal" style:font-weight-asian="bold" style:font-name-complex="Arial4" style:font-size-complex="10pt" style:language-complex="ar" style:country-complex="SA" style:font-style-complex="normal" style:font-weight-complex="bold"/>
    </style:style>
    <style:style style:name="T42" style:family="text">
      <style:text-properties fo:font-size="10pt" fo:language="en" fo:country="US" style:font-name-asian="Times New Roman1" style:font-size-asian="10pt" style:font-name-complex="Times New Roman1" style:font-size-complex="10pt" style:language-complex="ar" style:country-complex="SA"/>
    </style:style>
    <style:style style:name="T43" style:family="text">
      <style:text-properties fo:font-size="10pt" fo:language="en" fo:country="US" style:font-name-asian="Times New Roman1" style:font-size-asian="10pt" style:language-asian="zh" style:country-asian="CN" style:font-name-complex="Times New Roman1" style:font-size-complex="10pt" style:language-complex="ar" style:country-complex="SA"/>
    </style:style>
    <style:style style:name="T44" style:family="text">
      <style:text-properties fo:font-size="10pt" style:font-name-asian="Arial4" style:font-size-asian="10pt" style:font-name-complex="Arial4" style:font-size-complex="10pt"/>
    </style:style>
    <style:style style:name="T45" style:family="text">
      <style:text-properties fo:font-size="10pt" style:font-name-asian="Arial4" style:font-size-asian="10pt" style:language-asian="zh" style:country-asian="CN" style:font-name-complex="Arial4" style:font-size-complex="10pt"/>
    </style:style>
    <style:style style:name="T46" style:family="text">
      <style:text-properties fo:font-size="10pt" fo:font-style="italic" style:font-name-asian="Arial4" style:font-size-asian="10pt" style:font-style-asian="italic" style:font-name-complex="Arial4" style:font-size-complex="10pt" style:font-style-complex="italic"/>
    </style:style>
    <style:style style:name="T47" style:family="text">
      <style:text-properties fo:font-size="10pt" style:font-name-asian="Times New Roman1" style:font-size-asian="10pt" style:font-name-complex="Times New Roman1" style:font-size-complex="10pt"/>
    </style:style>
    <style:style style:name="T48" style:family="text">
      <style:text-properties fo:font-size="10pt" style:font-name-asian="Times New Roman1" style:font-size-asian="10pt" style:language-asian="zh" style:country-asian="CN" style:font-name-complex="Times New Roman1" style:font-size-complex="10pt"/>
    </style:style>
    <style:style style:name="T49" style:family="text">
      <style:text-properties style:use-window-font-color="true" fo:font-size="10pt" fo:language="en" fo:country="US" style:font-name-asian="宋体" style:font-size-asian="10pt" style:font-name-complex="Times New Roman" style:font-size-complex="10pt" style:language-complex="ar" style:country-complex="SA"/>
    </style:style>
    <style:style style:name="T50" style:family="text">
      <style:text-properties style:use-window-font-color="true" style:font-name="Albany3" fo:font-size="10pt" fo:language="en" fo:country="US" style:text-underline-style="none" style:font-name-asian="宋体" style:font-size-asian="10pt" style:font-name-complex="Times New Roman" style:font-size-complex="10pt" style:language-complex="ar" style:country-complex="SA"/>
    </style:style>
    <style:style style:name="T51" style:family="text">
      <style:text-properties style:font-name-asian="Arial4" style:font-name-complex="Arial4"/>
    </style:style>
    <style:style style:name="T52" style:family="text">
      <style:text-properties style:font-name-asian="Arial4" style:language-asian="zh" style:country-asian="CN" style:font-name-complex="Arial4"/>
    </style:style>
    <style:style style:name="T53" style:family="text">
      <style:text-properties style:font-name="Albany1" fo:font-size="10pt"/>
    </style:style>
    <style:style style:name="T54" style:family="text">
      <style:text-properties style:font-name="Albany1" fo:font-size="10pt" style:text-underline-style="none" style:font-name-asian="宋体2" style:font-name-complex="宋体2"/>
    </style:style>
    <style:style style:name="T55" style:family="text">
      <style:text-properties style:font-name="Albany1" fo:font-size="10pt" fo:font-style="normal" fo:font-weight="normal" style:language-asian="zh" style:country-asian="CN"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e8" style:editable="false">
        <style:columns fo:column-count="1" fo:column-gap="0cm"/>
        <style:background-image/>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106">
      <number:year number:style="long"/>
      <number:text>年</number:text>
      <number:month number:textual="true"/>
      <number:day/>
      <number:text>日</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AutoTextListBox11"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4"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oftware_20_Specification_20_Document"/>
      <text:p text:style-name="Software_20_Specification_20_Document">Software Specification Document</text:p>
      <text:p text:style-name="Standard"/>
      <text:p text:style-name="P45">OpenOffice.org and IBM Symphony</text:p>
      <text:p text:style-name="P44">Introduction of a List Level attribute for paragraph styles</text:p>
      <text:p text:style-name="P4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7">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106">2009年Oct19日</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2" draw:style-name="gr3" draw:text-style-name="P89" svg:width="4.248cm" svg:height="0.503cm" draw:control="control1"/></text:p>
          </table:table-cell>
        </table:table-row>
      </table:table>
      <text:p text:style-name="Section_20_Heading">Abstract</text:p>
      <text:p text:style-name="P4">Introduce a new paragraph style attribute, named “List Level”, to format a normal paragraph as a numbered paragraph with the indicated list level via its paragraph style's attributes. Import <text:span text:style-name="T53">Microsoft</text:span> Word document accurately that contains the list level value in its paragraph styles.</text:p>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Role</text:p>
          </table:table-cell>
          <table:table-cell table:style-name="Table3.A1" office:value-type="string">
            <text:p text:style-name="P47">First Name, Last Name, Initials</text:p>
          </table:table-cell>
          <table:table-cell table:style-name="Table3.A1" office:value-type="string">
            <text:p text:style-name="P47">E-Mail Address</text:p>
          </table:table-cell>
        </table:table-row>
        <table:table-row table:style-name="Table3.1">
          <table:table-cell table:style-name="Table3.A2" office:value-type="string">
            <text:p text:style-name="P16">I-Team Lead</text:p>
          </table:table-cell>
          <table:table-cell table:style-name="Table3.B2" office:value-type="string">
            <text:p text:style-name="P14">Jim Cheng</text:p>
          </table:table-cell>
          <table:table-cell table:style-name="Table3.C2" office:value-type="string">
            <text:p text:style-name="P14">chengjh@cn.ibm.com</text:p>
          </table:table-cell>
        </table:table-row>
        <table:table-row table:style-name="Table3.1">
          <table:table-cell table:style-name="Table3.A2" office:value-type="string">
            <text:p text:style-name="P16">Specification Author</text:p>
          </table:table-cell>
          <table:table-cell table:style-name="Table3.B2" office:value-type="string">
            <text:p text:style-name="P14">Xuan Gong</text:p>
          </table:table-cell>
          <table:table-cell table:style-name="Table3.C2" office:value-type="string">
            <text:p text:style-name="P14">gongxuan@cn.ibm.com</text:p>
          </table:table-cell>
        </table:table-row>
        <table:table-row table:style-name="Table3.1">
          <table:table-cell table:style-name="Table3.A2" office:value-type="string">
            <text:p text:style-name="P16">User Experience</text:p>
          </table:table-cell>
          <table:table-cell table:style-name="Table3.B2" office:value-type="string">
            <text:p text:style-name="P14">Frank He</text:p>
          </table:table-cell>
          <table:table-cell table:style-name="Table3.C2" office:value-type="string">
            <text:p text:style-name="P14">xiaohe@cn.ibm.com</text:p>
          </table:table-cell>
        </table:table-row>
        <table:table-row table:style-name="Table3.1">
          <table:table-cell table:style-name="Table3.A2" office:value-type="string">
            <text:p text:style-name="P16">Development</text:p>
          </table:table-cell>
          <table:table-cell table:style-name="Table3.B2" office:value-type="string">
            <text:p text:style-name="P14">Xuan Gong</text:p>
          </table:table-cell>
          <table:table-cell table:style-name="Table3.C2" office:value-type="string">
            <text:p text:style-name="P14">gongxuan@cn.ibm.com</text:p>
          </table:table-cell>
        </table:table-row>
        <table:table-row table:style-name="Table3.1">
          <table:table-cell table:style-name="Table3.A2" office:value-type="string">
            <text:p text:style-name="P16">Quality Assurance</text:p>
          </table:table-cell>
          <table:table-cell table:style-name="Table3.B2" office:value-type="string">
            <text:p text:style-name="P14">Xia Zhao</text:p>
          </table:table-cell>
          <table:table-cell table:style-name="Table3.C2" office:value-type="string">
            <text:p text:style-name="P14">zhaoxia@cn.ibm.com</text:p>
          </table:table-cell>
        </table:table-row>
        <table:table-row table:style-name="Table3.1">
          <table:table-cell table:style-name="Table3.A2" office:value-type="string">
            <text:p text:style-name="P16">Support on specification and review of implementation</text:p>
          </table:table-cell>
          <table:table-cell table:style-name="Table3.B2" office:value-type="string">
            <text:p text:style-name="Table_20_Contents">Oliver-Rainer Wittmann (od)</text:p>
          </table:table-cell>
          <table:table-cell table:style-name="Table3.C2" office:value-type="string">
            <text:p text:style-name="Table_20_Contents">od@openoffice.org</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9"/>
      <text:table-of-content text:style-name="Sect1"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1"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58"><text:tab/>Glossary<text:tab/>3</text:p>
          <text:p text:style-name="P56"><text:span text:style-name="Table-Of-Contents-Number">1</text:span><text:tab/><text:a xlink:type="simple" xlink:href="#1.Motivation|outline">Motivation<text:tab/>4</text:a></text:p>
          <text:p text:style-name="P56"><text:span text:style-name="Table-Of-Contents-Number">2</text:span><text:tab/><text:a xlink:type="simple" xlink:href="#2.Detailed Specification|outline">Detailed Specification<text:tab/>4</text:a></text:p>
          <text:p text:style-name="P57"><text:span text:style-name="Table-Of--Contents-Number-Normal">2.1</text:span><text:tab/><text:a xlink:type="simple" xlink:href="#2.1.New attribute List level for paragraph styles|outline">New attribute List level for paragraph styles<text:tab/>4</text:a></text:p>
          <text:p text:style-name="P57"><text:span text:style-name="Table-Of--Contents-Number-Normal">2.2</text:span><text:tab/><text:a xlink:type="simple" xlink:href="#2.2.Managing List Level of paragraph style for numbering calculating of a number list|outline">Managing List Level of paragraph style for numbering calculating of a number list<text:tab/>6</text:a></text:p>
          <text:p text:style-name="P57"><text:span text:style-name="Table-Of--Contents-Number-Normal">2.3</text:span><text:tab/><text:a xlink:type="simple" xlink:href="#2.3.Impact on MSMicrosoft filter function|outline">Impact on MSMicrosoft filter function<text:tab/>8</text:a></text:p>
          <text:p text:style-name="P56"><text:span text:style-name="Table-Of-Contents-Number">3</text:span><text:tab/><text:a xlink:type="simple" xlink:href="#3.Configuration|outline">Configuration<text:tab/>8</text:a></text:p>
          <text:p text:style-name="P56"><text:span text:style-name="Table-Of-Contents-Number">4</text:span><text:tab/><text:a xlink:type="simple" xlink:href="#4.Open Issues|outline">Open Issues<text:tab/>8</text:a></text:p>
          <text:p text:style-name="P58"><text:tab/>Document Change History<text:tab/>9</text:p>
        </text:index-body>
      </text:table-of-content>
      <text:p text:style-name="P7"/>
      <text:p text:style-name="P50">References and Reference Document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Reference Document</text:p>
          </table:table-cell>
          <table:table-cell table:style-name="Table12.B1" office:value-type="string">
            <text:p text:style-name="P47">Check</text:p>
          </table:table-cell>
          <table:table-cell table:style-name="Table12.A1" office:value-type="string">
            <text:p text:style-name="P47">Location (URL)</text:p>
          </table:table-cell>
        </table:table-row>
        <table:table-row table:style-name="Table12.2">
          <table:table-cell table:style-name="Table12.A2" office:value-type="string">
            <text:p text:style-name="Table_20_Contents"><text:span text:style-name="T16"><draw:frame draw:style-name="fr1" draw:name="graphics2" text:anchor-type="as-char" svg:width="0.422cm" svg:height="0.369cm" draw:z-index="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24">Specification Process Entry Check</text:span></text:a></text:p>
          </table:table-cell>
          <table:table-cell table:style-name="Table12.B2" office:value-type="string">
            <text:p text:style-name="P18"><draw:control text:anchor-type="as-char" draw:z-index="3" draw:style-name="gr2" draw:text-style-name="P8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8" draw:style-name="gr1" draw:text-style-name="P87" svg:width="0.421cm" svg:height="0.371cm"><text:p/></draw:rect>Product Requirement, RFE, issue <text:span text:style-name="T29">[Required]</text:span></text:p>
          </table:table-cell>
          <table:table-cell table:style-name="Table12.B2" office:value-type="string">
            <text:p text:style-name="P43"><draw:control text:anchor-type="as-char" draw:z-index="6" draw:style-name="gr2" draw:text-style-name="P88" svg:width="2.601cm" svg:height="0.451cm" draw:control="control8"/></text:p>
          </table:table-cell>
          <table:table-cell table:style-name="Table12.C2" office:value-type="string">
            <text:p text:style-name="P19"><text:a xlink:type="simple" xlink:href="http://wiki.oasis-open.org/office/add_list_level_attribute_to_style:style">List Level Attribute in ODF</text:a></text:p>
          </table:table-cell>
        </table:table-row>
        <table:table-row table:style-name="Table12.2">
          <table:table-cell table:style-name="Table12.A2" office:value-type="string">
            <text:p text:style-name="P16"><draw:rect text:anchor-type="as-char" draw:z-index="4" draw:style-name="gr1" draw:text-style-name="P87" svg:width="0.421cm" svg:height="0.371cm"><text:p/></draw:rect>Accessibility Check <text:span text:style-name="T29">[Required]</text:span></text:p>
          </table:table-cell>
          <table:table-cell table:style-name="Table12.B2" office:value-type="string">
            <text:p text:style-name="P43"><draw:control text:anchor-type="as-char" draw:z-index="5" draw:style-name="gr2" draw:text-style-name="P88" svg:width="2.601cm" svg:height="0.451cm" draw:control="control7"/></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frame draw:style-name="fr1" draw:name="graphics6" text:anchor-type="as-char" svg:width="0.422cm" svg:height="0.369cm" draw:z-index="9"><draw:image xlink:href="Pictures/10000200000000100000000E0D4E38E3.gif" xlink:type="simple" xlink:show="embed" xlink:actuate="onLoad"/></draw:frame><text:span text:style-name="T23">Product Concept Document</text:span></text:p>
          </table:table-cell>
          <table:table-cell table:style-name="Table12.B2" office:value-type="string">
            <text:p text:style-name="P18"><draw:control text:anchor-type="as-char" draw:z-index="10" draw:style-name="gr2" draw:text-style-name="P88"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5"><draw:frame draw:style-name="fr1" draw:name="graphics7" text:anchor-type="as-char" svg:width="0.422cm" svg:height="0.369cm" draw:z-index="1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18"><draw:control text:anchor-type="as-char" draw:z-index="12" draw:style-name="gr2" draw:text-style-name="P8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4" draw:style-name="gr1" draw:text-style-name="P87" svg:width="0.421cm" svg:height="0.371cm"><text:p/></draw:rect>IDL Specification</text:p>
          </table:table-cell>
          <table:table-cell table:style-name="Table12.B2" office:value-type="string">
            <text:p text:style-name="P43"><draw:control text:anchor-type="as-char" draw:z-index="15" draw:style-name="gr2" draw:text-style-name="P8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0" draw:style-name="gr1" draw:text-style-name="P87" svg:width="0.421cm" svg:height="0.371cm"><text:p/></draw:rect><text:span text:style-name="T21">Test Case Specification</text:span> <text:span text:style-name="T29">[</text:span><text:span text:style-name="T30">Required]</text:span></text:p>
          </table:table-cell>
          <table:table-cell table:style-name="Table12.B2" office:value-type="string">
            <text:p text:style-name="P18"><draw:control text:anchor-type="as-char" draw:z-index="1" draw:style-name="gr2" draw:text-style-name="P8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5"><draw:frame draw:style-name="fr1"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span text:style-name="T53">ODF</text:span> 1.2 proposal</text:p>
          </table:table-cell>
          <table:table-cell table:style-name="Table12.B2" office:value-type="string">
            <text:p text:style-name="Table_20_Contents"/>
          </table:table-cell>
          <table:table-cell table:style-name="Table12.C2" office:value-type="string">
            <text:p text:style-name="P19"><text:a xlink:type="simple" xlink:href="http://wiki.oasis-open.org/office/add_list_level_attribute_to_style:style">List Level Attribute in ODF</text:a></text:p>
          </table:table-cell>
        </table:table-row>
      </table:table>
      <text:p text:style-name="Section_20_Heading">Acronyms and Abbreviations</text:p>
      <table:table table:name="Table2" table:style-name="Table2">
        <table:table-column table:style-name="Table2.A"/>
        <table:table-column table:style-name="Table2.B"/>
        <table:table-header-rows>
          <table:table-row>
            <table:table-cell table:style-name="Table2.A1" office:value-type="string">
              <text:p text:style-name="P47">Acronym / Abbreviation</text:p>
            </table:table-cell>
            <table:table-cell table:style-name="Table2.A1" office:value-type="string">
              <text:p text:style-name="P47">Definition</text:p>
            </table:table-cell>
          </table:table-row>
        </table:table-header-rows>
        <table:table-row>
          <table:table-cell table:style-name="Table2.A2" office:value-type="string">
            <text:p text:style-name="Table_20_Contents">XML</text:p>
          </table:table-cell>
          <table:table-cell table:style-name="Table2.B2" office:value-type="string">
            <text:p text:style-name="Table_20_Contents">eXtensionable Markup Language</text:p>
          </table:table-cell>
        </table:table-row>
      </table:table>
      <text:p text:style-name="Section_20_Heading">Glossary</text:p>
      <text:section text:style-name="Sect2" text:name="Section1" text:display="none">
        <text:p text:style-name="Section">State any acronyms and or abbreviations used in this specification in the table below.</text:p>
      </text:section>
      <table:table table:name="Glossary" table:style-name="Glossary">
        <table:table-column table:style-name="Glossary.A"/>
        <table:table-column table:style-name="Glossary.B"/>
        <table:table-header-rows>
          <table:table-row>
            <table:table-cell table:style-name="Glossary.A1" office:value-type="string">
              <text:p text:style-name="P47">Term</text:p>
            </table:table-cell>
            <table:table-cell table:style-name="Glossary.A1" office:value-type="string">
              <text:p text:style-name="P47">Definition</text:p>
            </table:table-cell>
          </table:table-row>
        </table:table-header-rows>
        <table:table-row>
          <table:table-cell table:style-name="Glossary.A2" office:value-type="string">
            <text:p text:style-name="Table_20_Contents"/>
          </table:table-cell>
          <table:table-cell table:style-name="Glossary.B2" office:value-type="string">
            <text:p text:style-name="Table_20_Contents"/>
          </table:table-cell>
        </table:table-row>
        <table:table-row>
          <table:table-cell table:style-name="Glossary.A3" office:value-type="string">
            <text:p text:style-name="Table_20_Contents"/>
          </table:table-cell>
          <table:table-cell table:style-name="Glossary.B3" office:value-type="string">
            <text:p text:style-name="P53"/>
          </table:table-cell>
        </table:table-row>
      </table:table>
      <text:p text:style-name="Standard"/>
      <text:p text:style-name="Section_20_Heading"/>
      <text:h text:style-name="P60" text:outline-level="1">Motivation</text:h>
      <text:p text:style-name="P19"><text:span text:style-name="T5">New ODF proposal "Add list level attribute to style:style" has been integrated to ODF1.2 Draft8, detailed information of this proposal can be referred here: </text:span><text:a xlink:type="simple" xlink:href="http://wiki.oasis-open.org/office/add_list_level_attribute_to_style:style">List Level Attribute in ODF</text:a><text:span text:style-name="T5">.</text:span></text:p>
      <text:p text:style-name="P19"><text:span text:style-name="T5">One use case of this new ODF feature is to be interop</text:span><text:span text:style-name="T5">erable with the corresponding Microsoft Word feature. Microsoft Word supports to keep a list level at a paragraph style in order to associate this paragraph style with</text:span><text:span text:style-name="T5"> the given list level of the also set list style. The new ODF XML property style:</text:span><text:span text:style-name="T5">list-level allows to implement </text:span><text:span text:style-name="T5">this Microsoft Word feature in ODF supporting applications.</text:span></text:p>
      <text:h text:style-name="Heading_20_1" text:outline-level="1"><text:bookmark-start text:name="__RefHeading__31313115"/>Detailed Specification<text:bookmark-end text:name="__RefHeading__31313115"/></text:h>
      <text:h text:style-name="P61" text:outline-level="2"><text:span text:style-name="T33">New attribute </text:span><text:span text:style-name="CoreAttrAndValue"><text:span text:style-name="T34">List</text:span></text:span><text:span text:style-name="CoreAttrAndValue"><text:span text:style-name="T33"> level</text:span></text:span><text:span text:style-name="T33"> for paragraph </text:span><text:span text:style-name="T34">styles</text:span></text:h>
      <text:p text:style-name="Text_20_body">For paragraph styles the new attribute <text:span text:style-name="CoreAttrAndValue"><text:span text:style-name="T18">List</text:span></text:span><text:span text:style-name="CoreAttrAndValue"> level</text:span> is introduced. <text:span text:style-name="CoreAttrAndValue"><text:span text:style-name="T37">The value range for this new attribute is </text:span></text:span><text:span text:style-name="CoreAttrAndValue"><text:span text:style-name="T19">[1..10] </text:span></text:span><text:span text:style-name="CoreAttrAndValue"><text:span text:style-name="T38">and</text:span></text:span><text:span text:style-name="CoreAttrAndValue"><text:span text:style-name="T17"> </text:span></text:span><text:span text:style-name="CoreAttrAndValue"><text:span text:style-name="T19">empty</text:span></text:span><text:span text:style-name="CoreAttrAndValue"><text:span text:style-name="T17"> </text:span></text:span><text:span text:style-name="CoreAttrAndValue"><text:span text:style-name="T38">value in ODF, </text:span></text:span><text:span text:style-name="CoreAttrAndValue"><text:span text:style-name="T19">[0..9] </text:span></text:span><text:span text:style-name="CoreAttrAndValue"><text:span text:style-name="T38">and </text:span></text:span><text:span text:style-name="CoreAttrAndValue"><text:span text:style-name="T19">-1</text:span></text:span><text:span text:style-name="CoreAttrAndValue"><text:span text:style-name="T38"> in Writer Model</text:span></text:span><text:span text:style-name="T17">.</text:span> This new attribute is only of relevance when the paragraph style has also set a list style. If at a certain paragraph style the value isn't set and the paragraph has set/inherit a list style, the paragraph style inherits the list level value from its parent paragraph style.</text:p>
      <text:p text:style-name="Text_20_body"><text:span text:style-name="T18">In Writer Model, i</text:span>f a paragraph style with a set/inherited list style and <text:span text:style-name="CoreAttrAndValue"><text:span text:style-name="T18">List</text:span></text:span><text:span text:style-name="CoreAttrAndValue"> level</text:span> in <text:span text:style-name="CoreAttrAndValue">[</text:span><text:span text:style-name="CoreAttrAndValue"><text:span text:style-name="T18">0</text:span></text:span><text:span text:style-name="CoreAttrAndValue">..</text:span><text:span text:style-name="CoreAttrAndValue"><text:span text:style-name="T18">9</text:span></text:span><text:span text:style-name="CoreAttrAndValue">]</text:span> is applied to a paragraph respectively a set of paragraphs via the user interface or the UNO-API, the paragraph's attribute <text:span text:style-name="CoreAttrAndValue"><text:span text:style-name="T18">List</text:span></text:span><text:span text:style-name="CoreAttrAndValue"> level</text:span> is reset – the value becomes unset. Thus, the paragraph's attribute <text:span text:style-name="CoreAttrAndValue"><text:span text:style-name="T18">List</text:span></text:span><text:span text:style-name="CoreAttrAndValue"> level</text:span> inherits its value from the paragraph style. <text:span text:style-name="T18">If a paragraph style set a value on list style and -1 on </text:span><text:span text:style-name="CoreAttrAndValue"><text:span text:style-name="T20">List level</text:span></text:span><text:span text:style-name="T18"> is applied to a paragraph via the user interface or the UNO-API, the paragraph's attribute <text:s/></text:span><text:span text:style-name="CoreAttrAndValue"><text:span text:style-name="T18">List level </text:span></text:span><text:span text:style-name="CoreAttrAndValue"><text:span text:style-name="T38">is set as 1.</text:span></text:span></text:p>
      <text:p text:style-name="Text_20_body">In the OpenDocument file format the new attribute <text:span text:style-name="CoreAttrAndValue"><text:span text:style-name="T18">List</text:span></text:span><text:span text:style-name="CoreAttrAndValue"> level</text:span> is represented by the <text:span text:style-name="T18">new </text:span>XML property <text:span text:style-name="XMLElementAndProp">style:</text:span><text:span text:style-name="XMLElementAndProp"><text:span text:style-name="T18">list</text:span></text:span><text:span text:style-name="XMLElementAndProp">-level</text:span> for <text:span text:style-name="T18">XML element </text:span><text:span text:style-name="XMLElementAndProp"><text:span text:style-name="T18">&lt;style:style&gt;</text:span></text:span><text:span text:style-name="T18"> - possible</text:span> values are empty and integer values in range <text:span text:style-name="CoreAttrAndValue">[1..10]</text:span>.</text:p>
      <text:p text:style-name="Text_20_body"><text:span text:style-name="T55">ODF</text:span><text:span text:style-name="T13"> </text:span><text:span text:style-name="T14">values 1 to 10 are interpreted as an association of the paragraph style to the indicated list level of a list style. The empty value means that this paragraph style has no association </text:span><text:span text:style-name="T13">with</text:span><text:span text:style-name="T14"> a list level.</text:span></text:p>
      <text:p text:style-name="Text_20_body">If the XML property <text:span text:style-name="XMLElementAndProp">style:</text:span><text:span text:style-name="XMLElementAndProp"><text:span text:style-name="T18">list-level</text:span></text:span> is missing at a paragraph style <text:span text:style-name="T18">and </text:span><text:span text:style-name="XMLElementAndProp"><text:span text:style-name="T18">style:list-style</text:span></text:span><text:span text:style-name="T18"> is set/inherited at this paragraph style,</text:span> the paragraph style inherits the <text:span text:style-name="XMLElementAndProp">style:list-level</text:span> value from its parent paragraph style.</text:p>
      <text:p text:style-name="Text_20_body">The new attribute <text:span text:style-name="CoreAttrAndValue"><text:span text:style-name="T18">List</text:span></text:span><text:span text:style-name="CoreAttrAndValue"> level</text:span> can be accessed via the UNO-API through the property <text:span text:style-name="CoreAttrAndValue"><text:span text:style-name="T18">NumberingLevel</text:span></text:span> at the Writer implementation of service com::sun::star::style::ParagraphStyle. </text:p>
      <text:p text:style-name="Text_20_body">In the user interface the new attribute will be accessible via adjusted the list style's format dialog, pane “<text:span text:style-name="T18">Options</text:span>”. A new list box will be added to the pane to access the value of the new attribute – see following figure.</text:p>
      <text:p text:style-name="P20"><text:soft-page-break/><draw:frame draw:style-name="fr2" draw:name="Graphic1" text:anchor-type="as-char" svg:width="10.372cm" svg:height="7.953cm" draw:z-index="16"><draw:image xlink:href="Pictures/20000007000035A500002B4F14D04AA9.svm" xlink:type="simple" xlink:show="embed" xlink:actuate="onLoad"/></draw:frame></text:p>
      <text:p text:style-name="P20"><text:span text:style-name="T2">Figure </text:span><text:span text:style-name="T2"><text:sequence text:ref-name="refFigure0" text:name="Figure" text:formula="ooow:Figure+1" style:num-format="1">1</text:sequence></text:span><text:span text:style-name="T2">: Adjusted list style's format dialog, pane “</text:span><text:span text:style-name="T1">Options</text:span><text:span text:style-name="T2">”</text:span></text:p>
      <text:p text:style-name="P21"><text:span text:style-name="T21">Table </text:span><text:span text:style-name="T21"><text:sequence text:ref-name="refTable0" text:name="Table" text:formula="ooow:Table+1" style:num-format="1">1</text:sequence></text:span><text:span text:style-name="T21">:</text:span> <text:span text:style-name="T23">User Interface elements of </text:span><text:span text:style-name="T3">Figure </text:span><text:span text:style-name="T4">1</text:span></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Table_20_Heading">#</text:p>
            </table:table-cell>
            <table:table-cell table:style-name="Table11.A1" office:value-type="string">
              <text:p text:style-name="Table_20_Heading">Type</text:p>
            </table:table-cell>
            <table:table-cell table:style-name="Table11.A1" office:value-type="string">
              <text:p text:style-name="Table_20_Heading">Properties</text:p>
            </table:table-cell>
            <table:table-cell table:style-name="Table11.A1" office:value-type="string">
              <text:p text:style-name="Table_20_Heading">Comment</text:p>
            </table:table-cell>
          </table:table-row>
        </table:table-header-rows>
        <table:table-row table:style-name="Table11.1">
          <table:table-cell table:style-name="Table11.A2" office:value-type="string">
            <text:p text:style-name="P8">1</text:p>
          </table:table-cell>
          <table:table-cell table:style-name="Table11.A2" office:value-type="string">
            <text:p text:style-name="P11"><draw:control text:anchor-type="as-char" draw:z-index="17" draw:style-name="gr4" draw:text-style-name="P88" svg:width="2.74cm" svg:height="0.521cm" draw:control="control9"/></text:p>
          </table:table-cell>
          <table:table-cell table:number-columns-spanned="2">
            <table:table table:is-sub-table="true">
              <table:table-column table:style-name="Table11.C2.1"/>
              <table:table-column table:style-name="Table11.C2.2"/>
              <table:table-row table:style-name="Table11.1">
                <table:table-cell table:style-name="Table11.C2.1.1" office:value-type="string">
                  <text:p text:style-name="P51">Control Properties</text:p>
                  <text:p text:style-name="Standard"><text:span text:style-name="T25">Enabled:</text:span><text:span text:style-name="T26"><text:tab/><text:tab/></text:span><text:span text:style-name="T39">Yes</text:span></text:p>
                </table:table-cell>
                <table:table-cell table:style-name="Table11.C2.2.1" office:value-type="string">
                  <text:p text:style-name="P6"/>
                </table:table-cell>
              </table:table-row>
              <table:table-row table:style-name="Table11.1">
                <table:table-cell table:style-name="Table11.C2.1.1" office:value-type="string">
                  <text:p text:style-name="Heading_20_10">String English</text:p>
                  <text:p text:style-name="P52">Paragraph Style:</text:p>
                </table:table-cell>
                <table:table-cell table:style-name="Table11.C2.2.1" office:value-type="string">
                  <text:p text:style-name="P22">It didn't exist previously</text:p>
                </table:table-cell>
              </table:table-row>
            </table:table>
          </table:table-cell>
          <table:covered-table-cell/>
        </table:table-row>
        <table:table-row table:style-name="Table11.1">
          <table:table-cell table:style-name="Table11.A3" office:value-type="float" office:value="2">
            <text:p text:style-name="P10">2</text:p>
          </table:table-cell>
          <table:table-cell table:style-name="Table11.B3" office:value-type="string">
            <text:p text:style-name="P11"><draw:control text:anchor-type="as-char" draw:z-index="18" draw:style-name="gr5" draw:text-style-name="P88" svg:width="2.74cm" svg:height="0.521cm" draw:control="control10"/></text:p>
          </table:table-cell>
          <table:table-cell table:number-columns-spanned="2">
            <table:table table:is-sub-table="true">
              <table:table-column table:style-name="Table11.C2.1"/>
              <table:table-column table:style-name="Table11.C2.2"/>
              <table:table-row table:style-name="Table11.1">
                <table:table-cell table:style-name="Table11.B3" office:value-type="string">
                  <text:p text:style-name="Heading_20_10">Control Properties</text:p>
                  <text:p text:style-name="Properties"><text:span text:style-name="T21">Enabled:</text:span><text:tab/><text:tab/>Yes</text:p>
                  <text:p text:style-name="Properties"><text:span text:style-name="T21">Visible Row Count:</text:span><text:tab/><text:span text:style-name="T18">8</text:span></text:p>
                  <text:p text:style-name="Properties"><text:span text:style-name="T32">Enable Sorting by DnD:</text:span><text:span text:style-name="T31"><text:tab/>No</text:span></text:p>
                </table:table-cell>
                <table:table-cell table:style-name="Table11.C3.2.1" office:value-type="string">
                  <text:p text:style-name="P6"/>
                </table:table-cell>
              </table:table-row>
              <table:table-row table:style-name="Table11.1">
                <table:table-cell table:style-name="Table11.B3" office:value-type="string">
                  <text:p text:style-name="Heading_20_10">String English</text:p>
                  <text:p text:style-name="P9">(none)</text:p>
                  <text:p text:style-name="P9">Paragraph Style Name</text:p>
                  <text:p text:style-name="P9">…</text:p>
                </table:table-cell>
                <table:table-cell table:style-name="Table11.C3.2.1" office:value-type="string">
                  <text:p text:style-name="P22">If “1 – 10” or more than one item is selected in “Level” list box, “#1” and “#2” are disabled.</text:p>
                  <text:p text:style-name="P22">If a paragraph style is selected in “#2”, the value of that paragraph style's <text:span text:style-name="T22">List Level</text:span> attribute is set to the level selected in list box “Level” when the format dialog is confirmed.</text:p>
                </table:table-cell>
              </table:table-row>
            </table:table>
          </table:table-cell>
          <table:covered-table-cell/>
        </table:table-row>
        <text:soft-page-break/>
        <table:table-row table:style-name="Table11.1">
          <table:table-cell table:style-name="Table11.A3" office:value-type="float" office:value="3">
            <text:p text:style-name="P10">3</text:p>
          </table:table-cell>
          <table:table-cell table:style-name="Table11.B3" office:value-type="string">
            <text:p text:style-name="P12">Preview Window</text:p>
          </table:table-cell>
          <table:table-cell table:style-name="Table11.C4" office:value-type="string">
            <text:p text:style-name="P28">Preview String:</text:p>
            <text:p text:style-name="P28">&lt;Paragraph Style Name&gt; or black rectangle or gray rectangle or blank</text:p>
          </table:table-cell>
          <table:table-cell table:style-name="Table11.D4" office:value-type="string">
            <text:p text:style-name="P13">There are several following scenarios:</text:p>
            <text:list xml:id="list34253462" text:style-name="L1">
              <text:list-item>
                <text:p text:style-name="P85">If the selected level links to no paragraph style, use black line to represent in preview like Oo did, example:</text:p>
                <text:p text:style-name="P85"><draw:frame draw:style-name="fr1" draw:name="graphics1" text:anchor-type="as-char" svg:width="1.852cm" svg:height="0.661cm" draw:z-index="19"><draw:image xlink:href="Pictures/200000070000073C00000295070D45D0.svm" xlink:type="simple" xlink:show="embed" xlink:actuate="onLoad"/></draw:frame></text:p>
              </text:list-item>
              <text:list-item>
                <text:p text:style-name="P85">If the selected level links to single paragraph style, use the paragraph style title in preview, example:</text:p>
                <text:p text:style-name="P85"><draw:frame draw:style-name="fr1" draw:name="graphics4" text:anchor-type="as-char" svg:width="2.54cm" svg:height="0.609cm" draw:z-index="20"><draw:image xlink:href="Pictures/20000007000009EC000002619B9A63F7.svm" xlink:type="simple" xlink:show="embed" xlink:actuate="onLoad"/></draw:frame></text:p>
              </text:list-item>
              <text:list-item>
                <text:p text:style-name="P86"><text:span text:style-name="T9">If the selected level</text:span><text:span text:style-name="T9"> links to two or more paragraph styles – only possible for list level 1, use blank to represent, example:</text:span></text:p>
                <text:p text:style-name="P85"><draw:frame draw:style-name="fr1" draw:name="graphics5" text:anchor-type="as-char" svg:width="1.852cm" svg:height="0.661cm" draw:z-index="21"><draw:image xlink:href="Pictures/200000070000073C00000295BBB05838.svm" xlink:type="simple" xlink:show="embed" xlink:actuate="onLoad"/></draw:frame></text:p>
              </text:list-item>
            </text:list>
            <text:p text:style-name="Standard"/>
          </table:table-cell>
        </table:table-row>
      </table:table>
      <text:p text:style-name="P46"/>
      <text:h text:style-name="P61" text:outline-level="2"><text:span text:style-name="T35">Managing </text:span><text:span text:style-name="T36">List Level</text:span><text:span text:style-name="T35"> of paragraph style for numbering calculating of a number list</text:span></text:h>
      <text:p text:style-name="P54">This section is described by a user scenarios table.</text:p>
      <text:p text:style-name="P54"/>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7">#</text:p>
            </table:table-cell>
            <table:table-cell table:style-name="Table4.A1" office:value-type="string">
              <text:p text:style-name="P37">Scenario Description</text:p>
            </table:table-cell>
            <table:table-cell table:style-name="Table4.C1" office:value-type="string">
              <text:p text:style-name="P37">Comment</text:p>
            </table:table-cell>
          </table:table-row>
        </table:table-header-rows>
        <table:table-row>
          <table:table-cell table:style-name="Table4.A2" office:value-type="string">
            <text:p text:style-name="P38">1</text:p>
          </table:table-cell>
          <table:table-cell table:style-name="Table4.B2" office:value-type="string">
            <text:p text:style-name="P32">Given a paragraph “P” with a paragraph style named “PS”, <text:s/>then do below actions on “PS” <text:span text:style-name="T18">and “P”</text:span>:</text:p>
            <text:list xml:id="list34249538" text:style-name="L2">
              <text:list-item>
                <text:p text:style-name="P67">Associate “PS” with the level 1 of a list style named “LS1”</text:p>
              </text:list-item>
            </text:list>
            <text:p text:style-name="indented_20_Table_20_Contents">(LS1's number format on each level are like this: </text:p>
            <text:p text:style-name="indented_20_Table_20_Contents">1. Level 1</text:p>
            <text:p text:style-name="indented_20_Table_20_Contents">1.1 Level 2</text:p>
            <text:p text:style-name="indented_20_Table_20_Contents">1.1.1 Level 3</text:p>
            <text:p text:style-name="indented_20_Table_20_Contents">......</text:p>
            <text:p text:style-name="indented_20_Table_20_Contents">1.1.1.1.1.1.1.1.1.1 Level 10)</text:p>
            <text:p text:style-name="P32">Result: “P” is changed to “1.P”</text:p>
            <text:list xml:id="list34265258" text:continue-numbering="true" text:style-name="L2">
              <text:list-item>
                <text:p text:style-name="P76">Associate “PS” with the level 2 of “LS1”</text:p>
              </text:list-item>
            </text:list>
            <text:p text:style-name="P26">Result: “P” is changed from to “1.1 P”</text:p>
            <text:list xml:id="list34263450" text:continue-numbering="true" text:style-name="L2">
              <text:list-item>
                <text:p text:style-name="P83"><text:span text:style-name="T18">Select “P”, then h</text:span>it "Demote one level" in "Bullets and Numbering" toolbar</text:p>
              </text:list-item>
            </text:list>
            <text:p text:style-name="P25">Result: “P” is changed from “1.1 P” to “1.1.1 P”</text:p>
            <text:list xml:id="list34247792" text:continue-numbering="true" text:style-name="L2">
              <text:list-item>
                <text:p text:style-name="P83">Associate “PS” with the level 1 of “LS1”</text:p>
              </text:list-item>
            </text:list>
            <text:p text:style-name="P25"><text:soft-page-break/>Result: no change on “1.1.1 P”</text:p>
            <text:list xml:id="list34253806" text:continue-numbering="true" text:style-name="L2">
              <text:list-item>
                <text:p text:style-name="P84">Associate "PS" with level 2 of another list style "LS2"</text:p>
              </text:list-item>
            </text:list>
            <text:p text:style-name="indented_20_Table_20_Contents"><text:span text:style-name="T50">(LS2's </text:span><text:span text:style-name="T50">number format on each level are like this:</text:span></text:p>
            <text:p text:style-name="indented_20_Table_20_Contents">A. Level 1</text:p>
            <text:p text:style-name="indented_20_Table_20_Contents">A.a Level 2</text:p>
            <text:p text:style-name="indented_20_Table_20_Contents">A.a.a Level 3</text:p>
            <text:p text:style-name="indented_20_Table_20_Contents">......</text:p>
            <text:p text:style-name="indented_20_Table_20_Contents"><text:span text:style-name="T50">A.a.a.a.a.a.a.a.a.a Level 10)</text:span><text:span text:style-name="T54">.</text:span></text:p>
            <text:p text:style-name="Table_20_Contents">Result: “P” is changed from “1.1.1 P” to “A.a.a P”</text:p>
          </table:table-cell>
          <table:table-cell table:style-name="Table4.C2" office:value-type="string">
            <text:p text:style-name="P31">On action 1, “P” inherits the list style and the list level from “PS”. Thus, it becomes a paragraph of a numbered list.</text:p>
            <text:p text:style-name="P31">On action 3. “P” gets directly set a list level, but still inherits the list style from “PS”.</text:p>
            <text:p text:style-name="P31">Thus, on action 4. no change happens to “P”.</text:p>
            <text:p text:style-name="P31">On action 5. the list style of “P” changes, because “P” still inherits it from “PS”.</text:p>
          </table:table-cell>
        </table:table-row>
        <table:table-row>
          <table:table-cell table:style-name="Table4.A2" office:value-type="string">
            <text:p text:style-name="P40">2</text:p>
          </table:table-cell>
          <table:table-cell table:style-name="Table4.B2" office:value-type="string">
            <text:p text:style-name="P32">Given a paragraph “P” with a paragraph style named “PS”, then do below actions on “PS” <text:span text:style-name="T18">and “P”</text:span>:</text:p>
            <text:list xml:id="list34250519" text:style-name="L3">
              <text:list-item>
                <text:p text:style-name="P63">Associate “PS” with the a list style named “LS1”, <text:span text:style-name="T18">and list level is set to Empty</text:span></text:p>
              </text:list-item>
            </text:list>
            <text:p text:style-name="P33">Result: “P” is changed from “P” to “1. P”</text:p>
          </table:table-cell>
          <table:table-cell table:style-name="Table4.C2" office:value-type="string">
            <text:p text:style-name="P39">After action1, the value of <text:span text:style-name="T10">List Level </text:span><text:span text:style-name="T11">attribute on “P” is changed from unset to 1. And the </text:span><text:span text:style-name="T10">List Level </text:span><text:span text:style-name="T11">attribute on “PS” still keeps the empty value.</text:span></text:p>
          </table:table-cell>
        </table:table-row>
        <table:table-row>
          <table:table-cell table:style-name="Table4.A2" office:value-type="string">
            <text:p text:style-name="P40">3</text:p>
          </table:table-cell>
          <table:table-cell table:style-name="Table4.B2" office:value-type="string">
            <text:p text:style-name="P34">Given a paragraph “1.P” with a paragraph style named “PS”, “P” associate<text:span text:style-name="T18">s</text:span> with level 1 of “LS1”, then do below actions on “PS”:</text:p>
            <text:list xml:id="list34261670" text:continue-list="list34250519" text:style-name="L3">
              <text:list-item text:start-value="1">
                <text:p text:style-name="P68">Associate “PS” with level 1 of “LS2”</text:p>
              </text:list-item>
            </text:list>
            <text:p text:style-name="P34">Result: no change on “P”</text:p>
            <text:list xml:id="list34238298" text:continue-numbering="true" text:style-name="L3">
              <text:list-item>
                <text:p text:style-name="P77">Associate “PS” with level 2 of “LS2”</text:p>
              </text:list-item>
            </text:list>
            <text:p text:style-name="P34">Result: no change on “P”</text:p>
          </table:table-cell>
          <table:table-cell table:style-name="Table4.C2" office:value-type="string">
            <text:p text:style-name="P32"><text:span text:style-name="T6">List Name</text:span><text:span text:style-name="T7"> and </text:span><text:span text:style-name="T8">List Level </text:span><text:span text:style-name="T7">attributes on “P” are prior used than those on “PS”.</text:span></text:p>
          </table:table-cell>
        </table:table-row>
        <table:table-row>
          <table:table-cell table:style-name="Table4.A2" office:value-type="string">
            <text:p text:style-name="P40">4</text:p>
          </table:table-cell>
          <table:table-cell table:style-name="Table4.B2" office:value-type="string">
            <text:p text:style-name="P34">Given a paragraph “1.P” with a paragraph style named “PS”, “PS” associate with level 1 of “LS1”, then do below actions on “P”:</text:p>
            <text:list xml:id="list34234312" text:style-name="L4">
              <text:list-item>
                <text:p text:style-name="P69">Associate “P” with a list style named “LS2”</text:p>
              </text:list-item>
            </text:list>
            <text:p text:style-name="P34">Result: “P” is changed from “1. P” <text:s/>to “A. P”</text:p>
            <text:list xml:id="list34254178" text:continue-numbering="true" text:style-name="L4">
              <text:list-item>
                <text:p text:style-name="P78">After “A.” and before “P”, press “Enter”, “P” is changed from “A. P” to “B. P” , press “Tab” key before “B. P”</text:p>
              </text:list-item>
            </text:list>
            <text:p text:style-name="P34">Result: “B.P” is changed to “B.a P”</text:p>
          </table:table-cell>
          <table:table-cell table:style-name="Table4.C2" office:value-type="string">
            <text:p text:style-name="P29"><text:span text:style-name="T40">After action 1, the value of </text:span><text:span text:style-name="T41">List Name </text:span><text:span text:style-name="T40">attribute of “P” is changed.</text:span></text:p>
            <text:p text:style-name="P23"><text:span text:style-name="T44">After action 2, <text:s/>the value of </text:span><text:span text:style-name="T46">List Level </text:span><text:span text:style-name="T44">attribute of “P” is changed </text:span><text:span text:style-name="T45">from unset </text:span><text:span text:style-name="T44">to 2.</text:span></text:p>
          </table:table-cell>
        </table:table-row>
        <table:table-row>
          <table:table-cell table:style-name="Table4.A2" office:value-type="string">
            <text:p text:style-name="P40">5</text:p>
          </table:table-cell>
          <table:table-cell table:style-name="Table4.B2" office:value-type="string">
            <text:p text:style-name="P34">Given a paragraph “1.1 P” with a paragraph style named “PS”, “PS” associate with level 2 of “LS1”, then do below actions on “P”:</text:p>
            <text:list xml:id="list34246698" text:style-name="L5">
              <text:list-item>
                <text:p text:style-name="P70">Associate “P” with a list style named “LS2”</text:p>
              </text:list-item>
            </text:list>
            <text:p text:style-name="P34">Result: “P” is changed from “1.1 P” to “A.a P”</text:p>
            <text:list xml:id="list34251494" text:continue-numbering="true" text:style-name="L5">
              <text:list-item>
                <text:p text:style-name="P79">After “A.a” and before “P”, press “Enter”, “P” is changed from “A.a P” to “A.b P”, then press “Tab” key before “A.b P”</text:p>
              </text:list-item>
            </text:list>
            <text:p text:style-name="P34">Result: “P” is changed from “A.b P” to “A.b.a P”</text:p>
            <text:p text:style-name="P35"/>
          </table:table-cell>
          <table:table-cell table:style-name="Table4.C2" office:value-type="string">
            <text:p text:style-name="P29"><text:span text:style-name="T40">After action 1, the value of </text:span><text:span text:style-name="T41">List Name </text:span><text:span text:style-name="T40">attribute of “P” is changed.</text:span></text:p>
            <text:p text:style-name="P23"><text:span text:style-name="T44">After action 2, <text:s/>the value of </text:span><text:span text:style-name="T46">List Level </text:span><text:span text:style-name="T44">attribute of “P” is changed </text:span><text:span text:style-name="T45">from unset</text:span><text:span text:style-name="T44"> to 3.</text:span></text:p>
          </table:table-cell>
        </table:table-row>
        <table:table-row>
          <table:table-cell table:style-name="Table4.A2" office:value-type="string">
            <text:p text:style-name="P40">6</text:p>
          </table:table-cell>
          <table:table-cell table:style-name="Table4.B2" office:value-type="string">
            <text:p text:style-name="P34">Given a paragraph “1.P” with a paragraph style named “PS1”, “PS1” associate with level 1 of “LS1”, then do below action on “P”</text:p>
            <text:list xml:id="list34235094" text:style-name="L6">
              <text:list-item>
                <text:p text:style-name="P71">Apply another paragraph style named “PS2” to “P”(“PS2” associates with level 2 of “LS2”)</text:p>
              </text:list-item>
            </text:list>
            <text:p text:style-name="P34"><text:soft-page-break/>Result: “P” is changed from “1.P” to “A.a P”</text:p>
          </table:table-cell>
          <table:table-cell table:style-name="Table4.C2" office:value-type="string">
            <text:p text:style-name="P31"/>
          </table:table-cell>
        </table:table-row>
        <table:table-row>
          <table:table-cell table:style-name="Table4.A2" office:value-type="string">
            <text:p text:style-name="P40">7</text:p>
          </table:table-cell>
          <table:table-cell table:style-name="Table4.B2" office:value-type="string">
            <text:p text:style-name="P34">Given a paragraph “1.P” with a paragraph style named “PS1”, “P” associate with level 1 of “LS1”, then do below action on “P”</text:p>
            <text:list xml:id="list34229711" text:style-name="L7">
              <text:list-item>
                <text:p text:style-name="P72">Apply another paragraph style named “PS2” to “P”(“PS2” associates with level 2 of “LS2”)</text:p>
              </text:list-item>
            </text:list>
            <text:p text:style-name="P34">Result: “P” is changed from “1.P” to “A.a P”</text:p>
          </table:table-cell>
          <table:table-cell table:style-name="Table4.C2" office:value-type="string">
            <text:p text:style-name="P31"/>
          </table:table-cell>
        </table:table-row>
        <table:table-row>
          <table:table-cell table:style-name="Table4.A2" office:value-type="string">
            <text:p text:style-name="P40">8</text:p>
          </table:table-cell>
          <table:table-cell table:style-name="Table4.B2" office:value-type="string">
            <text:p text:style-name="P34">Given a paragraph “1.P” with a paragraph style named “PS”, “PS” associate with level 1 of “LS1”, then do below actions on “P”</text:p>
            <text:list xml:id="list34240666" text:style-name="L8">
              <text:list-item>
                <text:p text:style-name="P73">Click “Numbering on/off” button on toolbar</text:p>
              </text:list-item>
            </text:list>
            <text:p text:style-name="P34">Result: “P” is changed from “1.P” to “P”</text:p>
            <text:list xml:id="list34265015" text:continue-numbering="true" text:style-name="L8">
              <text:list-item>
                <text:p text:style-name="P80">Click “Numbering on/off” button on toolbar again</text:p>
              </text:list-item>
            </text:list>
            <text:p text:style-name="P34">Result: “P” is changed from “P” to “1.P”</text:p>
            <text:p text:style-name="P34"/>
          </table:table-cell>
          <table:table-cell table:style-name="Table4.C2" office:value-type="string">
            <text:p text:style-name="P30">After action 1, “PS” still associates with level 1 of “LS1”.</text:p>
            <text:p text:style-name="P24">After action 2, “P” associates level 1 of <text:s/>a default numbering style.</text:p>
          </table:table-cell>
        </table:table-row>
        <table:table-row>
          <table:table-cell table:style-name="Table4.A2" office:value-type="string">
            <text:p text:style-name="P40">9</text:p>
          </table:table-cell>
          <table:table-cell table:style-name="Table4.B2" office:value-type="string">
            <text:p text:style-name="P34">Given a paragraph “1.P” with a paragraph style named “PS”, “PS” associate with level 1 of “LS1”, then do below actions on “P”</text:p>
            <text:list xml:id="list34256643" text:style-name="L9">
              <text:list-item>
                <text:p text:style-name="P74">Click “Bullet on/off” button on toolbar</text:p>
              </text:list-item>
            </text:list>
            <text:p text:style-name="P34">Result: “P” is changed from “1.P” to “<draw:frame draw:style-name="fr1" draw:name="Graphic16" text:anchor-type="as-char" svg:width="0.907cm" svg:height="0.464cm" draw:z-index="22"><draw:image xlink:href="Pictures/20000007000004C2000002CB95C5A239.svm" xlink:type="simple" xlink:show="embed" xlink:actuate="onLoad"/></draw:frame>”</text:p>
            <text:list xml:id="list34262169" text:continue-numbering="true" text:style-name="L9">
              <text:list-item>
                <text:p text:style-name="P81">Click “Bullet on/off” button on toolbar again</text:p>
              </text:list-item>
            </text:list>
            <text:p text:style-name="P32"><text:span text:style-name="T49">Result: “P” is changed from “</text:span><text:span text:style-name="T49"><draw:frame draw:style-name="fr1" draw:name="Graphic17" text:anchor-type="as-char" svg:width="0.907cm" svg:height="0.464cm" draw:z-index="23"><draw:image xlink:href="Pictures/20000007000004C2000002CB95C5A239.svm" xlink:type="simple" xlink:show="embed" xlink:actuate="onLoad"/></draw:frame></text:span><text:span text:style-name="T49">” to “1.P”</text:span></text:p>
          </table:table-cell>
          <table:table-cell table:style-name="Table4.C2" office:value-type="string">
            <text:p text:style-name="P29"><text:span text:style-name="T42">After action 1, “PS” still associates with level </text:span><text:span text:style-name="T43">X(Here is 1)</text:span><text:span text:style-name="T42"> of “LS1”, “P” associates with level </text:span><text:span text:style-name="T43">X(Here is 1)</text:span><text:span text:style-name="T42"> of a number rule combined with a default bullet style</text:span></text:p>
            <text:p text:style-name="P27"><text:span text:style-name="T47">After action 2, “P” associates level </text:span><text:span text:style-name="T48">X(Here is 1)</text:span><text:span text:style-name="T47"> of a number rule combined with a default numbering style.</text:span></text:p>
          </table:table-cell>
        </table:table-row>
        <table:table-row>
          <table:table-cell table:style-name="Table4.A2" office:value-type="string">
            <text:p text:style-name="P40">10</text:p>
          </table:table-cell>
          <table:table-cell table:style-name="Table4.B2" office:value-type="string">
            <text:p text:style-name="P34">After action 1 of scenario 7, do below actions on “PS”</text:p>
            <text:list xml:id="list34240926" text:style-name="L10">
              <text:list-item>
                <text:p text:style-name="P75">Associate “PS” with level 2 of “LS1”</text:p>
              </text:list-item>
            </text:list>
            <text:p text:style-name="P34">Result: no change on “P”</text:p>
            <text:list xml:id="list34240934" text:continue-numbering="true" text:style-name="L10">
              <text:list-item>
                <text:p text:style-name="P82">Click “Numbering on/off” button on toolbar</text:p>
              </text:list-item>
            </text:list>
            <text:p text:style-name="P34">Result: “P” is changed from “P” to “1.<text:span text:style-name="T18">1</text:span> P”</text:p>
          </table:table-cell>
          <table:table-cell table:style-name="Table4.C2" office:value-type="string">
            <text:p text:style-name="P36"><text:span text:style-name="T51">After action 2, “P” associates level </text:span><text:span text:style-name="T52">2</text:span><text:span text:style-name="T51"> of a number rule combined with a default numbering style.</text:span></text:p>
            <text:p text:style-name="P41"/>
          </table:table-cell>
        </table:table-row>
      </table:table>
      <text:h text:style-name="P62" text:outline-level="2"><text:span text:style-name="T27">Impact</text:span> on <text:span text:style-name="T28">Import/Export</text:span> filters</text:h>
      <text:p text:style-name="P5"><text:span text:style-name="T18">Support of the new paragraph style's List Level attribute in import/export filter for the following file formats:</text:span></text:p>
      <text:list xml:id="list34228669" text:style-name="L11">
        <text:list-item>
          <text:p text:style-name="P59">OpenDocument (ODF)</text:p>
        </text:list-item>
        <text:list-item>
          <text:p text:style-name="P59">Microsoft Word binary format (WW8)</text:p>
        </text:list-item>
        <text:list-item>
          <text:p text:style-name="P59">Rich Text Format (RTF)</text:p>
        </text:list-item>
        <text:list-item>
          <text:p text:style-name="P59">Microsoft Word's OOXML (.docx)</text:p>
        </text:list-item>
        <text:list-item>
          <text:p text:style-name="P59">Hypertext Markup Language (HTML)</text:p>
        </text:list-item>
        <text:list-item>
          <text:p text:style-name="P59">Word-for-Word filters (W4W)</text:p>
        </text:list-item>
      </text:list>
      <text:h text:style-name="Heading_20_1" text:outline-level="1"><text:soft-page-break/>Configuration</text:h>
      <text:p text:style-name="P55">No configuration touched by this enhancement.</text:p>
      <text:h text:style-name="Heading_20_1" text:outline-level="1">Open Issues</text:h>
      <text:section text:style-name="Sect2" text:name="Section2" text:display="none">
        <text:p text:style-name="Text_20_body">Questions and unsolved will arise during the creation process of the specification. Make sure that no open issue are left, when the specification gets the state “Standard”</text:p>
      </text:section>
      <table:table table:name="OpenIssues" table:style-name="OpenIssues">
        <table:table-column table:style-name="OpenIssues.A"/>
        <table:table-column table:style-name="OpenIssues.B"/>
        <table:table-column table:style-name="OpenIssues.C"/>
        <table:table-header-rows>
          <table:table-row>
            <table:table-cell table:style-name="OpenIssues.A1" office:value-type="string">
              <text:p text:style-name="P47">Issue</text:p>
            </table:table-cell>
            <table:table-cell table:style-name="OpenIssues.A1" office:value-type="string">
              <text:p text:style-name="P47">Initials</text:p>
            </table:table-cell>
            <table:table-cell table:style-name="OpenIssues.A1" office:value-type="string">
              <text:p text:style-name="P47">Date</text:p>
            </table:table-cell>
          </table:table-row>
        </table:table-header-rows>
        <table:table-row>
          <table:table-cell table:style-name="OpenIssues.A2" office:value-type="string">
            <text:p text:style-name="Table_20_Contents"/>
          </table:table-cell>
          <table:table-cell table:style-name="OpenIssues.A2" office:value-type="string">
            <text:p text:style-name="P18"/>
          </table:table-cell>
          <table:table-cell table:style-name="OpenIssues.C2" office:value-type="string">
            <text:p text:style-name="Table_20_Contents"/>
          </table:table-cell>
        </table:table-row>
        <table:table-row>
          <table:table-cell table:style-name="OpenIssues.A3" office:value-type="string">
            <text:p text:style-name="Table_20_Contents"/>
          </table:table-cell>
          <table:table-cell table:style-name="OpenIssues.A3" office:value-type="string">
            <text:p text:style-name="P18"/>
          </table:table-cell>
          <table:table-cell table:style-name="OpenIssues.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Rev. </text:p>
            </table:table-cell>
            <table:table-cell table:style-name="Table24.A1" office:value-type="string">
              <text:p text:style-name="P48">Change</text:p>
            </table:table-cell>
            <table:table-cell table:style-name="Table24.A1" office:value-type="string">
              <text:p text:style-name="P48">Initials</text:p>
            </table:table-cell>
            <table:table-cell table:style-name="Table24.A1" office:value-type="string">
              <text:p text:style-name="P48">Date</text:p>
            </table:table-cell>
          </table:table-row>
        </table:table-header-rows>
        <table:table-row>
          <table:table-cell table:style-name="Table24.A2" office:value-type="string">
            <text:p text:style-name="P18">1</text:p>
          </table:table-cell>
          <table:table-cell table:style-name="Table24.A2" office:value-type="string">
            <text:list xml:id="list34250053" text:style-name="L12">
              <text:list-item>
                <text:p text:style-name="P64">rephrasing of some paragraphs</text:p>
              </text:list-item>
              <text:list-item>
                <text:p text:style-name="P64">additional comments on the user scenarios</text:p>
              </text:list-item>
              <text:list-item>
                <text:p text:style-name="P64">correction regarding missing style:list-level property</text:p>
              </text:list-item>
              <text:list-item>
                <text:p text:style-name="P64">open issue regarding import/export filters</text:p>
              </text:list-item>
              <text:list-item>
                <text:p text:style-name="P64">open issue regarding i-Team members</text:p>
              </text:list-item>
            </text:list>
          </table:table-cell>
          <table:table-cell table:style-name="Table24.A2" office:value-type="string">
            <text:p text:style-name="P18">OD</text:p>
          </table:table-cell>
          <table:table-cell table:style-name="Table24.D2" office:value-type="string">
            <text:p text:style-name="Table_20_Contents">2009-10-07</text:p>
          </table:table-cell>
        </table:table-row>
        <table:table-row>
          <table:table-cell table:style-name="Table24.A2" office:value-type="string">
            <text:p text:style-name="P18">2</text:p>
          </table:table-cell>
          <table:table-cell table:style-name="Table24.A2" office:value-type="string">
            <text:list xml:id="list34258531" text:continue-numbering="true" text:style-name="L12">
              <text:list-item>
                <text:p text:style-name="P65">Add i-Team members</text:p>
              </text:list-item>
              <text:list-item>
                <text:p text:style-name="P65">Add 2.4 Section for <text:span text:style-name="T12">Import/Export filters</text:span></text:p>
              </text:list-item>
            </text:list>
          </table:table-cell>
          <table:table-cell table:style-name="Table24.A2" office:value-type="string">
            <text:p text:style-name="P15">Xuan Gong</text:p>
          </table:table-cell>
          <table:table-cell table:style-name="Table24.D2" office:value-type="string">
            <text:p text:style-name="P14">2009-10-14</text:p>
          </table:table-cell>
        </table:table-row>
        <table:table-row>
          <table:table-cell table:style-name="Table24.A2" office:value-type="string">
            <text:p text:style-name="P18">3</text:p>
          </table:table-cell>
          <table:table-cell table:style-name="Table24.A2" office:value-type="string">
            <text:list xml:id="list34239478" text:style-name="L13">
              <text:list-item>
                <text:p text:style-name="P66">preparation for publication on specs.openoffice.org</text:p>
                <text:list>
                  <text:list-item>
                    <text:p text:style-name="P66">accepting of all tracked changes</text:p>
                  </text:list-item>
                  <text:list-item>
                    <text:p text:style-name="P66">removing of open issues, because solved by Xuan Gong.</text:p>
                  </text:list-item>
                  <text:list-item>
                    <text:p text:style-name="P66">merging section 2.3 and 2.4</text:p>
                  </text:list-item>
                  <text:list-item>
                    <text:p text:style-name="P66">adding link to specification on specs.openoffice.org</text:p>
                  </text:list-item>
                </text:list>
              </text:list-item>
            </text:list>
          </table:table-cell>
          <table:table-cell table:style-name="Table24.A2" office:value-type="string">
            <text:p text:style-name="P18">OD</text:p>
          </table:table-cell>
          <table:table-cell table:style-name="Table24.D2" office:value-type="string">
            <text:p text:style-name="Table_20_Contents">2009-10-19</text:p>
          </table:table-cell>
        </table:table-row>
        <table:table-row>
          <table:table-cell table:style-name="Table24.A2" office:value-type="string">
            <text:p text:style-name="P18"><text:placeholder text:placeholder-type="text">&lt;...&gt;</text:placeholder></text:p>
          </table:table-cell>
          <table:table-cell table:style-name="Table24.A2" office:value-type="string">
            <text:p text:style-name="Table_20_Contents"/>
          </table:table-cell>
          <table:table-cell table:style-name="Table24.A2" office:value-type="string">
            <text:p text:style-name="P18"/>
          </table:table-cell>
          <table:table-cell table:style-name="Table24.D2" office:value-type="string">
            <text:p text:style-name="Table_20_Contents"><text:placeholder text:placeholder-type="text">&lt;Format: Dec 31, 2000&gt;</text:placeholder></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宋体1" svg:font-family="宋体" style:font-family-generic="roman"/>
    <style:font-face style:name="Arial2" svg:font-family="Arial" style:font-family-generic="script"/>
    <style:font-face style:name="Albany3" svg:font-family="Albany" style:font-family-generic="swiss"/>
    <style:font-face style:name="Arial4" svg:font-family="Arial" style:font-family-generic="swiss"/>
    <style:font-face style:name="宋体2" svg:font-family="宋体" style:font-family-generic="swiss"/>
    <style:font-face style:name="Courier New2" svg:font-family="'Courier New'" style:font-family-generic="modern" style:font-pitch="fixed"/>
    <style:font-face style:name="Courier New" svg:font-family="'Courier New'" style:font-adornments="Kursiv"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rial3" svg:font-family="Arial"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宋体" svg:font-family="宋体, SimSun" style:font-pitch="variable"/>
    <style:font-face style:name="Arial" svg:font-family="Aria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127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Default_20_Text" style:display-name="Default Text" style:family="paragraph" style:class="text">
      <style:paragraph-properties fo:margin-left="0cm" fo:margin-right="0cm" style:line-height-at-least="0.423cm" fo:orphans="0" fo:widows="0" fo:text-indent="0cm" style:auto-text-indent="false" text:number-lines="true" text:line-number="2" style:writing-mode="lr-tb"/>
      <style:text-properties style:use-window-font-color="true" style:font-name="Times New Roman" fo:font-size="10pt" fo:language="en" fo:country="US" style:font-name-asian="宋体" style:font-size-asian="10pt" style:font-name-complex="Times New Roman" style:font-size-complex="10pt" style:language-complex="ar" style:country-complex="SA"/>
    </style:style>
    <style:style style:name="Text_20_Body_20_Single" style:display-name="Text Body Single" style:family="paragraph" style:parent-style-name="Default_20_Text">
      <style:paragraph-properties fo:margin-left="1.27cm" fo:margin-right="0cm" fo:margin-top="0cm" fo:margin-bottom="0.212cm" fo:keep-together="always" fo:text-indent="0cm" style:auto-text-indent="false"/>
    </style:style>
    <style:style style:name="indented_20_Table_20_Contents" style:display-name="indented Table Contents" style:family="paragraph" style:parent-style-name="Table_20_Contents">
      <style:paragraph-properties fo:margin-left="0.508cm" fo:margin-right="0cm" fo:text-indent="0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CoreAttrAndValue" style:family="text">
      <style:text-properties style:font-name="Courier New" fo:font-style="italic"/>
    </style:style>
    <style:style style:name="XMLElementAndProp" style:family="text">
      <style:text-properties style:font-name="Courier New1"/>
    </style:style>
    <style:style style:name="RTF_5f_Num_20_3_20_1" style:display-name="RTF_Num 3 1" style:family="text">
      <style:text-properties fo:font-size="11pt"/>
    </style:style>
    <style:style style:name="RTF_5f_Num_20_6_20_1" style:display-name="RTF_Num 6 1"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language-asian="zh" style:country-asian="CN"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language-asian="zh" style:country-asian="CN"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Introduction of List Level attribute for paragraph styles</text:p>
      </style:header>
      <style:footer>
        <text:p text:style-name="MP2"><text:a xlink:type="simple" xlink:href="http://specs.openoffice.org/writer/numbering/ListLevel.odt"><text:span text:style-name="MT1">http://specs.openoffice.org/writer/numbering/ListLevel.odt</text:span></text:a><text:tab/>Page <text:page-number text:select-page="current">8</text:page-number></text:p>
      </style:footer>
    </style:master-page>
    <style:master-page style:name="First_20_Page" style:display-name="First Page" style:page-layout-name="Mpm2" style:next-style-name="Standard">
      <style:footer>
        <text:p text:style-name="MP3">Page <text:page-number text:select-page="current">8</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10m19$Build-9420</meta:generator>
    <meta:creation-date>2009-07-27T16:12:27.51</meta:creation-date>
    <dc:language>en-US</dc:language>
    <meta:editing-cycles>127</meta:editing-cycles>
    <meta:editing-duration>PT19H23M43S</meta:editing-duration>
    <meta:initial-creator>Xuan Gong</meta:initial-creator>
    <dc:date>2009-10-19T14:14:29.90</dc:date>
    <dc:creator>Oliver-Rainer Wittmann</dc:creator>
    <meta:document-statistic meta:table-count="9" meta:image-count="10" meta:object-count="0" meta:page-count="9" meta:paragraph-count="270" meta:word-count="2193" meta:character-count="11699"/>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